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docs-Ubuntu Mono&quot;" svg:font-family="'&quot;docs-Ubuntu Mono&quot;'"/>
    <style:font-face style:name="Arial" svg:font-family="Arial"/>
    <style:font-face style:name="Cantarell" svg:font-family="Cantarel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unito" svg:font-family="Nunito"/>
    <style:font-face style:name="Ubuntu Mono" svg:font-family="'Ubuntu Mono'"/>
    <style:font-face style:name="Ubuntu Mono,Arial" svg:font-family="'Ubuntu Mono,Arial'"/>
    <style:font-face style:name="Ubuntu Mono1" svg:font-family="'Ubuntu Mono1'"/>
    <style:font-face style:name="docs-Cantarell" svg:font-family="docs-Cantarell"/>
  </office:font-face-decls>
  <office:automatic-styles>
    <style:style style:name="co1" style:family="table-column">
      <style:table-column-properties fo:break-before="auto" style:column-width="0.4583in"/>
    </style:style>
    <style:style style:name="co2" style:family="table-column">
      <style:table-column-properties fo:break-before="auto" style:column-width="2.5335in"/>
    </style:style>
    <style:style style:name="co3" style:family="table-column">
      <style:table-column-properties fo:break-before="auto" style:column-width="0.3252in"/>
    </style:style>
    <style:style style:name="co4" style:family="table-column">
      <style:table-column-properties fo:break-before="auto" style:column-width="0.7917in"/>
    </style:style>
    <style:style style:name="co5" style:family="table-column">
      <style:table-column-properties fo:break-before="auto" style:column-width="3.75in"/>
    </style:style>
    <style:style style:name="co6" style:family="table-column">
      <style:table-column-properties fo:break-before="auto" style:column-width="1.9583in"/>
    </style:style>
    <style:style style:name="co7" style:family="table-column">
      <style:table-column-properties fo:break-before="auto" style:column-width="3.1335in"/>
    </style:style>
    <style:style style:name="co8" style:family="table-column">
      <style:table-column-properties fo:break-before="auto" style:column-width="0.9752in"/>
    </style:style>
    <style:style style:name="co9" style:family="table-column">
      <style:table-column-properties fo:break-before="auto" style:column-width="0.6665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2.2709in" fo:break-before="auto" style:use-optimal-row-height="false"/>
    </style:style>
    <style:style style:name="ro5" style:family="table-row">
      <style:table-row-properties style:row-height="0.2417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0.2165in" fo:break-before="auto" style:use-optimal-row-height="true"/>
    </style:style>
    <style:style style:name="ro10" style:family="table-row">
      <style:table-row-properties style:row-height="0.7665in" fo:break-before="auto" style:use-optimal-row-height="true"/>
    </style:style>
    <style:style style:name="ro11" style:family="table-row">
      <style:table-row-properties style:row-height="0.5752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1.1398in" fo:break-before="auto" style:use-optimal-row-height="true"/>
    </style:style>
    <style:style style:name="ro14" style:family="table-row">
      <style:table-row-properties style:row-height="0.2in" fo:break-before="auto" style:use-optimal-row-height="true"/>
    </style:style>
    <style:style style:name="ro15" style:family="table-row">
      <style:table-row-properties style:row-height="1.3264in" fo:break-before="auto" style:use-optimal-row-height="true"/>
    </style:style>
    <style:style style:name="ro16" style:family="table-row">
      <style:table-row-properties style:row-height="2.0728in" fo:break-before="auto" style:use-optimal-row-height="true"/>
    </style:style>
    <style:style style:name="ro17" style:family="table-row">
      <style:table-row-properties style:row-height="2.8189in" fo:break-before="auto" style:use-optimal-row-height="true"/>
    </style:style>
    <style:style style:name="ro18" style:family="table-row">
      <style:table-row-properties style:row-height="1.5134in" fo:break-before="auto" style:use-optimal-row-height="true"/>
    </style:style>
    <style:style style:name="ro19" style:family="table-row">
      <style:table-row-properties style:row-height="1.886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93" style:family="table-cell" style:parent-style-name="Default" style:data-style-name="N0">
      <style:table-cell-properties fo:background-color="#d0e0e3" style:text-align-source="fix" style:repeat-content="false" style:vertical-align="automatic"/>
      <style:paragraph-properties fo:text-align="center"/>
      <style:text-properties style:font-name="Cantarell" fo:font-size="24pt" fo:font-weight="bold" style:font-name-asian="Cantarell" style:font-size-asian="24pt" style:font-weight-asian="bold" style:font-name-complex="Cantarell" style:font-size-complex="24pt" style:font-weight-complex="bold"/>
    </style:style>
    <style:style style:name="ce94" style:family="table-cell" style:parent-style-name="Default" style:data-style-name="N0">
      <style:table-cell-properties fo:background-color="#ff0000" style:text-align-source="fix" style:repeat-content="false" style:vertical-align="middle"/>
      <style:paragraph-properties fo:text-align="center"/>
      <style:text-properties style:font-name="Cantarell" fo:font-size="14pt" fo:font-weight="bold" style:font-name-asian="Cantarell" style:font-size-asian="14pt" style:font-weight-asian="bold" style:font-name-complex="Cantarell" style:font-size-complex="14pt" style:font-weight-complex="bold"/>
    </style:style>
    <style:style style:name="ce3" style:family="table-cell" style:parent-style-name="Default" style:data-style-name="N0"/>
    <style:style style:name="ce95" style:family="table-cell" style:parent-style-name="Default" style:data-style-name="N0">
      <style:table-cell-properties fo:background-color="#a4c2f4" style:text-align-source="fix" style:repeat-content="false" style:vertical-align="automatic"/>
      <style:paragraph-properties fo:text-align="center"/>
      <style:text-properties style:font-name="Cantarell" fo:font-size="14pt" fo:font-weight="bold" style:font-name-asian="Cantarell" style:font-size-asian="14pt" style:font-weight-asian="bold" style:font-name-complex="Cantarell" style:font-size-complex="14pt" style:font-weight-complex="bold"/>
    </style:style>
    <style:style style:name="ce96" style:family="table-cell" style:parent-style-name="Default" style:data-style-name="N0">
      <style:table-cell-properties fo:border-bottom="0.06pt solid #000000" fo:background-color="#6d9eeb" fo:border-left="none" fo:border-right="none" fo:border-top="none"/>
    </style:style>
    <style:style style:name="ce98" style:family="table-cell" style:parent-style-name="Default" style:data-style-name="N0">
      <style:table-cell-properties fo:border-bottom="none" fo:background-color="#cfe2f3" style:text-align-source="fix" style:repeat-content="false" fo:wrap-option="wrap" fo:border-left="none" fo:border-right="none" style:rotation-angle="90" fo:border-top="0.06pt solid #000000" style:vertical-align="middle"/>
      <style:paragraph-properties fo:text-align="center"/>
      <style:text-properties fo:color="#cc0000" style:font-name="Cantarell" fo:font-size="7pt" fo:font-weight="bold" style:font-name-asian="Cantarell" style:font-size-asian="7pt" style:font-weight-asian="bold" style:font-name-complex="Cantarell" style:font-size-complex="7pt" style:font-weight-complex="bold"/>
    </style:style>
    <style:style style:name="ce104" style:family="table-cell" style:parent-style-name="Default" style:data-style-name="N0">
      <style:table-cell-properties fo:background-color="#c9daf8" style:text-align-source="fix" style:repeat-content="false" fo:wrap-option="wrap" style:rotation-angle="90" style:vertical-align="middle"/>
      <style:paragraph-properties fo:text-align="center"/>
      <style:text-properties fo:color="#ff00ff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26" style:family="table-cell" style:parent-style-name="Default" style:data-style-name="N0">
      <style:table-cell-properties fo:background-color="#c9daf8" style:text-align-source="fix" style:repeat-content="false" fo:wrap-option="wrap" style:rotation-angle="90" style:vertical-align="middle"/>
      <style:paragraph-properties fo:text-align="center"/>
      <style:text-properties fo:color="#ff00ff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102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24pt" fo:font-weight="bold" style:font-name-asian="Cantarell" style:font-size-asian="24pt" style:font-weight-asian="bold" style:font-name-complex="Cantarell" style:font-size-complex="24pt" style:font-weight-complex="bold"/>
    </style:style>
    <style:style style:name="ce103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52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18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style:font-name="Ubuntu Mono1" fo:font-size="11pt" style:font-name-asian="Ubuntu Mono1" style:font-size-asian="11pt" style:font-name-complex="Ubuntu Mono1" style:font-size-complex="11pt"/>
    </style:style>
    <style:style style:name="ce110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9pt" fo:font-weight="bold" style:font-name-asian="Cantarell" style:font-size-asian="9pt" style:font-weight-asian="bold" style:font-name-complex="Cantarell" style:font-size-complex="9pt" style:font-weight-complex="bold"/>
    </style:style>
    <style:style style:name="ce60" style:family="table-cell" style:parent-style-name="Default" style:data-style-name="N0">
      <style:table-cell-properties fo:background-color="#cfe2f3" style:text-align-source="fix" style:repeat-content="false" fo:wrap-option="wrap" style:rotation-angle="90" style:vertical-align="middle"/>
      <style:paragraph-properties fo:text-align="center"/>
      <style:text-properties fo:color="#cc0000" style:font-name="Cantarell" fo:font-size="9pt" fo:font-weight="bold" style:font-name-asian="Cantarell" style:font-size-asian="9pt" style:font-weight-asian="bold" style:font-name-complex="Cantarell" style:font-size-complex="9pt" style:font-weight-complex="bold"/>
    </style:style>
    <style:style style:name="ce97" style:family="table-cell" style:parent-style-name="Default" style:data-style-name="N0">
      <style:table-cell-properties fo:border-bottom="0.06pt solid #000000" fo:background-color="#6d9eeb" style:text-align-source="fix" style:repeat-content="false" fo:border-left="none" fo:border-right="none" fo:border-top="none" style:vertical-align="middle"/>
      <style:paragraph-properties fo:text-align="center"/>
      <style:text-properties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0" style:family="table-cell" style:parent-style-name="Default" style:data-style-name="N0">
      <style:table-cell-properties fo:border-bottom="0.06pt solid #ffffff" fo:background-color="#000000" fo:border-left="none" fo:border-right="none" fo:border-top="none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19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21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00ff00" style:font-name="Ubuntu Mono1" fo:font-size="11pt" style:font-name-asian="Ubuntu Mono1" style:font-size-asian="11pt" style:font-name-complex="Ubuntu Mono1" style:font-size-complex="11pt"/>
    </style:style>
    <style:style style:name="ce30" style:family="table-cell" style:parent-style-name="Default" style:data-style-name="N0">
      <style:table-cell-properties fo:border-bottom="0.06pt solid #ffffff" fo:background-color="#000000" fo:wrap-option="wrap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33" style:family="table-cell" style:parent-style-name="Default" style:data-style-name="N0">
      <style:table-cell-properties fo:border-bottom="none" fo:background-color="#000000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42" style:family="table-cell" style:parent-style-name="Default" style:data-style-name="N0">
      <style:table-cell-properties fo:border-bottom="0.06pt solid #ffffff" fo:background-color="#000000" fo:wrap-option="wrap" fo:border-left="none" fo:border-right="none" fo:border-top="0.06pt solid #ffffff" style:vertical-align="top"/>
      <style:text-properties fo:color="#ffffff" style:font-name="Ubuntu Mono" fo:font-size="11pt" style:font-name-asian="Ubuntu Mono" style:font-size-asian="11pt" style:font-name-complex="Ubuntu Mono" style:font-size-complex="11pt"/>
    </style:style>
    <style:style style:name="ce58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00ff00" style:font-name="Ubuntu Mono,Arial" fo:font-size="11pt" style:font-name-asian="Ubuntu Mono,Arial" style:font-size-asian="11pt" style:font-name-complex="Ubuntu Mono,Arial" style:font-size-complex="11pt"/>
    </style:style>
    <style:style style:name="ce87" style:family="table-cell" style:parent-style-name="Default" style:data-style-name="N0">
      <style:table-cell-properties fo:border-bottom="0.06pt solid #ffffff" fo:background-color="#666666" style:text-align-source="fix" style:repeat-content="false" fo:border-left="none" fo:border-right="none" fo:border-top="0.06pt solid #ffffff" style:vertical-align="top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11" style:family="table-cell" style:parent-style-name="Default" style:data-style-name="N0">
      <style:table-cell-properties fo:background-color="#cfe2f3"/>
      <style:text-properties style:font-name="Cantarell" fo:font-size="11pt" style:font-name-asian="Cantarell" style:font-size-asian="11pt" style:font-name-complex="Cantarell" style:font-size-complex="11pt"/>
    </style:style>
    <style:style style:name="ce17" style:family="table-cell" style:parent-style-name="Default" style:data-style-name="N0">
      <style:table-cell-properties fo:background-color="#cfe2f3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22" style:family="table-cell" style:parent-style-name="Default" style:data-style-name="N0">
      <style:table-cell-properties fo:background-color="#cfe2f3" style:text-align-source="fix" style:repeat-content="false" style:vertical-align="middle"/>
      <style:paragraph-properties fo:text-align="center"/>
      <style:text-properties fo:color="#9900ff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27" style:family="table-cell" style:parent-style-name="Default" style:data-style-name="N0">
      <style:table-cell-properties fo:background-color="#c9daf8"/>
      <style:text-properties style:font-name="Cantarell" fo:font-size="11pt" style:font-name-asian="Cantarell" style:font-size-asian="11pt" style:font-name-complex="Cantarell" style:font-size-complex="11pt"/>
    </style:style>
    <style:style style:name="ce35" style:family="table-cell" style:parent-style-name="Default" style:data-style-name="N0">
      <style:table-cell-properties fo:background-color="#c9daf8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37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53" style:family="table-cell" style:parent-style-name="Default" style:data-style-name="N0">
      <style:table-cell-properties fo:background-color="#cfe2f3" fo:wrap-option="wrap" style:vertical-align="middle"/>
      <style:text-properties fo:color="#ff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54" style:family="table-cell" style:parent-style-name="Default" style:data-style-name="N0">
      <style:table-cell-properties fo:background-color="#cfe2f3" fo:wrap-option="wrap" style:vertical-align="automatic"/>
      <style:text-properties fo:color="#ff0000" style:font-name="Cantarell" fo:font-size="12pt" fo:font-weight="bold" style:font-name-asian="Cantarell" style:font-size-asian="12pt" style:font-weight-asian="bold" style:font-name-complex="Cantarell" style:font-size-complex="12pt" style:font-weight-complex="bold"/>
    </style:style>
    <style:style style:name="ce57" style:family="table-cell" style:parent-style-name="Default" style:data-style-name="N0">
      <style:table-cell-properties fo:background-color="#cfe2f3" style:vertical-align="automatic"/>
      <style:text-properties fo:font-size="11pt" style:font-size-asian="11pt" style:font-size-complex="11pt"/>
    </style:style>
    <style:style style:name="ce61" style:family="table-cell" style:parent-style-name="Default" style:data-style-name="N0">
      <style:table-cell-properties fo:background-color="#c9daf8"/>
      <style:text-properties style:font-name="Ubuntu Mono1" fo:font-size="11pt" style:font-name-asian="Ubuntu Mono1" style:font-size-asian="11pt" style:font-name-complex="Ubuntu Mono1" style:font-size-complex="11pt"/>
    </style:style>
    <style:style style:name="ce64" style:family="table-cell" style:parent-style-name="Default" style:data-style-name="N0">
      <style:table-cell-properties fo:background-color="#c9daf8" style:vertical-align="automatic"/>
      <style:text-properties style:font-name="Ubuntu Mono1" fo:font-size="11pt" style:font-name-asian="Ubuntu Mono1" style:font-size-asian="11pt" style:font-name-complex="Ubuntu Mono1" style:font-size-complex="11pt"/>
    </style:style>
    <style:style style:name="ce68" style:family="table-cell" style:parent-style-name="Default" style:data-style-name="N0">
      <style:table-cell-properties fo:background-color="#c9daf8" fo:wrap-option="wrap" style:vertical-align="automatic"/>
      <style:text-properties style:font-name="Ubuntu Mono1" fo:font-size="11pt" style:font-name-asian="Ubuntu Mono1" style:font-size-asian="11pt" style:font-name-complex="Ubuntu Mono1" style:font-size-complex="11pt"/>
    </style:style>
    <style:style style:name="ce69" style:family="table-cell" style:parent-style-name="Default" style:data-style-name="N0">
      <style:table-cell-properties fo:background-color="#cfe2f3" fo:wrap-option="wrap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73" style:family="table-cell" style:parent-style-name="Default" style:data-style-name="N0">
      <style:table-cell-properties fo:background-color="#cfe2f3" fo:wrap-option="wrap" style:vertical-align="automatic"/>
      <style:text-properties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84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12pt" fo:font-style="italic" fo:font-weight="bold" style:font-name-asian="Cantarell" style:font-size-asian="12pt" style:font-style-asian="italic" style:font-weight-asian="bold" style:font-name-complex="Cantarell" style:font-size-complex="12pt" style:font-style-complex="italic" style:font-weight-complex="bold"/>
    </style:style>
    <style:style style:name="ce85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86" style:family="table-cell" style:parent-style-name="Default" style:data-style-name="N0">
      <style:table-cell-properties fo:background-color="#c9daf8" fo:wrap-option="wrap" style:vertical-align="automatic"/>
      <style:text-properties style:font-name="Cantarell" fo:font-size="8pt" style:font-name-asian="Cantarell" style:font-size-asian="8pt" style:font-name-complex="Cantarell" style:font-size-complex="8pt"/>
    </style:style>
    <style:style style:name="ce88" style:family="table-cell" style:parent-style-name="Default" style:data-style-name="N0">
      <style:table-cell-properties fo:border-bottom="0.06pt solid #ffffff" fo:background-color="#666666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90" style:family="table-cell" style:parent-style-name="Default" style:data-style-name="N0">
      <style:table-cell-properties fo:background-color="#cfe2f3"/>
      <style:text-properties style:font-name="Ubuntu Mono1" fo:font-size="11pt" style:font-name-asian="Ubuntu Mono1" style:font-size-asian="11pt" style:font-name-complex="Ubuntu Mono1" style:font-size-complex="11pt"/>
    </style:style>
    <style:style style:name="ce140" style:family="table-cell" style:parent-style-name="Default" style:data-style-name="N0">
      <style:table-cell-properties fo:background-color="#e69138" style:text-align-source="fix" style:repeat-content="false" style:vertical-align="middle"/>
      <style:paragraph-properties fo:text-align="center"/>
      <style:text-properties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fce5cd" style:text-align-source="fix" style:repeat-content="false" fo:border-left="none" fo:border-right="none" fo:border-top="none" style:vertical-align="middle"/>
      <style:paragraph-properties fo:text-align="center"/>
      <style:text-properties fo:color="#ff0000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2" style:family="table-cell" style:parent-style-name="Default" style:data-style-name="N0">
      <style:table-cell-properties fo:background-color="#fce5cd" style:text-align-source="fix" style:repeat-content="false" style:vertical-align="middle"/>
      <style:paragraph-properties fo:text-align="center"/>
      <style:text-properties fo:color="#ff0000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44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background-color="#fff2cc" style:text-align-source="fix" style:repeat-content="false" fo:border-left="none" fo:border-right="none" fo:border-top="none" style:vertical-align="middle"/>
      <style:paragraph-properties fo:text-align="center"/>
      <style:text-properties fo:color="#ff6d01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3" style:family="table-cell" style:parent-style-name="Default" style:data-style-name="N0">
      <style:table-cell-properties fo:background-color="#fff2cc"/>
      <style:text-properties style:font-name="Cantarell" fo:font-size="11pt" style:font-name-asian="Cantarell" style:font-size-asian="11pt" style:font-name-complex="Cantarell" style:font-size-complex="11pt"/>
    </style:style>
    <style:style style:name="ce51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center"/>
      <style:text-properties fo:color="#ff6d01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89" style:family="table-cell" style:parent-style-name="Default" style:data-style-name="N0">
      <style:table-cell-properties fo:background-color="#fff2cc" style:vertical-align="automatic"/>
      <style:text-properties style:font-name="Cantarell" fo:font-size="11pt" style:font-name-asian="Cantarell" style:font-size-asian="11pt" style:font-name-complex="Cantarell" style:font-size-complex="11pt"/>
    </style:style>
    <style:style style:name="ce150" style:family="table-cell" style:parent-style-name="Default" style:data-style-name="N0">
      <style:table-cell-properties fo:background-color="#741b47" style:text-align-source="fix" style:repeat-content="false" style:vertical-align="middle"/>
      <style:paragraph-properties fo:text-align="center"/>
      <style:text-properties fo:color="#ffffff"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8" style:family="table-cell" style:parent-style-name="Default" style:data-style-name="N0">
      <style:table-cell-properties fo:border-bottom="0.06pt solid #000000" fo:background-color="#d5a6bd" style:text-align-source="fix" style:repeat-content="false" fo:border-left="none" fo:border-right="none" fo:border-top="none" style:vertical-align="middle"/>
      <style:paragraph-properties fo:text-align="center"/>
      <style:text-properties fo:color="#ffffff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4" style:family="table-cell" style:parent-style-name="Default" style:data-style-name="N0">
      <style:table-cell-properties fo:background-color="#d5a6bd" style:text-align-source="fix" style:repeat-content="false" style:vertical-align="middle"/>
      <style:paragraph-properties fo:text-align="center"/>
      <style:text-properties fo:color="#ffffff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92" style:family="table-cell" style:parent-style-name="Default" style:data-style-name="N0">
      <style:table-cell-properties fo:background-color="#d5a6bd" style:text-align-source="fix" style:repeat-content="false" style:vertical-align="middle"/>
      <style:paragraph-properties fo:text-align="center"/>
      <style:text-properties fo:color="#ffffff" style:font-name="docs-Cantarell" fo:font-size="11pt" fo:font-weight="bold" style:font-name-asian="docs-Cantarell" style:font-size-asian="11pt" style:font-weight-asian="bold" style:font-name-complex="docs-Cantarell" style:font-size-complex="11pt" style:font-weight-complex="bold"/>
    </style:style>
    <style:style style:name="ce155" style:family="table-cell" style:parent-style-name="Default" style:data-style-name="N0">
      <style:table-cell-properties fo:background-color="#6aa84f" style:text-align-source="fix" style:repeat-content="false" style:vertical-align="middle"/>
      <style:paragraph-properties fo:text-align="center"/>
      <style:text-properties style:font-name="Cantarell" fo:font-size="8pt" fo:font-weight="bold" style:font-name-asian="Cantarell" style:font-size-asian="8pt" style:font-weight-asian="bold" style:font-name-complex="Cantarell" style:font-size-complex="8pt" style:font-weight-complex="bold"/>
    </style:style>
    <style:style style:name="ce9" style:family="table-cell" style:parent-style-name="Default" style:data-style-name="N0">
      <style:table-cell-properties fo:border-bottom="0.06pt solid #000000" fo:background-color="#d9ead3" style:text-align-source="fix" style:repeat-content="false" fo:border-left="none" fo:border-right="none" fo:border-top="non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15" style:family="table-cell" style:parent-style-name="Default" style:data-style-name="N0">
      <style:table-cell-properties fo:background-color="#d9ead3" style:text-align-source="fix" style:repeat-content="fals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25" style:family="table-cell" style:parent-style-name="Default" style:data-style-name="N0">
      <style:table-cell-properties fo:background-color="#fce5cd" style:text-align-source="fix" style:repeat-content="fals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31" style:family="table-cell" style:parent-style-name="Default" style:data-style-name="N0">
      <style:table-cell-properties fo:background-color="#d9ead3" style:text-align-source="fix" style:repeat-content="false" style:vertical-align="middle"/>
      <style:paragraph-properties fo:text-align="center"/>
      <style:text-properties fo:color="#ff0000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44" style:family="table-cell" style:parent-style-name="Default" style:data-style-name="N0">
      <style:table-cell-properties fo:background-color="#d9ead3" style:text-align-source="fix" style:repeat-content="false" style:vertical-align="middle"/>
      <style:paragraph-properties fo:text-align="center"/>
      <style:text-properties fo:color="#e97132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79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34a853" style:font-name="Cantarell" fo:font-size="11pt" fo:font-weight="bold" style:font-name-asian="Cantarell" style:font-size-asian="11pt" style:font-weight-asian="bold" style:font-name-complex="Cantarell" style:font-size-complex="11pt" style:font-weight-complex="bold"/>
    </style:style>
    <style:style style:name="ce99" style:family="table-cell" style:parent-style-name="Default" style:data-style-name="N0">
      <style:table-cell-properties fo:border-bottom="0.06pt solid #ffffff" fo:background-color="#000000" fo:border-left="none" fo:border-right="none" fo:border-top="0.06pt solid #000000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100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36" style:family="table-cell" style:parent-style-name="Default" style:data-style-name="N0">
      <style:table-cell-properties fo:border-bottom="0.06pt solid #ffffff" fo:background-color="#000000" style:text-align-source="fix" style:repeat-content="false" fo:border-left="none" fo:border-right="none" fo:border-top="0.06pt solid #ffffff" style:vertical-align="top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38" style:family="table-cell" style:parent-style-name="Default" style:data-style-name="N0">
      <style:table-cell-properties fo:border-bottom="0.06pt solid #ffffff" fo:background-color="#000000" style:text-align-source="fix" style:repeat-content="false" fo:border-left="none" fo:border-right="none" fo:border-top="0.06pt solid #ffffff" style:vertical-align="automatic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40" style:family="table-cell" style:parent-style-name="Default" style:data-style-name="N0">
      <style:table-cell-properties fo:border-bottom="0.06pt solid #ffffff" fo:background-color="#000000" style:text-align-source="fix" style:repeat-content="false" fo:wrap-option="wrap" fo:border-left="none" fo:border-right="none" fo:border-top="0.06pt solid #ffffff" style:vertical-align="automatic"/>
      <style:paragraph-properties fo:text-align="start" fo:margin-left="0in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43" style:family="table-cell" style:parent-style-name="Default" style:data-style-name="N0">
      <style:table-cell-properties fo:border-bottom="0.06pt solid #ffffff" fo:background-color="#000000" style:text-align-source="fix" style:repeat-content="false" fo:border-left="none" fo:border-right="none" fo:border-top="0.06pt solid #ffffff" style:vertical-align="automatic"/>
      <style:paragraph-properties fo:text-align="start" fo:margin-left="0in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48" style:family="table-cell" style:parent-style-name="Default" style:data-style-name="N10111">
      <style:table-cell-properties fo:border-bottom="0.06pt solid #ffffff" fo:background-color="#000000" style:text-align-source="fix" style:repeat-content="false" fo:border-left="none" fo:border-right="none" fo:border-top="0.06pt solid #ffffff" style:vertical-align="automatic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55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56" style:family="table-cell" style:parent-style-name="Default" style:data-style-name="N0">
      <style:table-cell-properties fo:border-bottom="0.06pt solid #ffffff" fo:background-color="#000000" fo:border-left="none" fo:border-right="none" fo:border-top="0.06pt solid #ffffff" style:vertical-align="top"/>
      <style:text-properties fo:color="#ff00ff" style:font-name="Ubuntu Mono1" fo:font-size="11pt" style:font-name-asian="Ubuntu Mono1" style:font-size-asian="11pt" style:font-name-complex="Ubuntu Mono1" style:font-size-complex="11pt"/>
    </style:style>
    <style:style style:name="ce70" style:family="table-cell" style:parent-style-name="Default" style:data-style-name="N0">
      <style:table-cell-properties fo:border-bottom="0.06pt solid #ffffff" fo:background-color="#000000" style:text-align-source="fix" style:repeat-content="false" fo:wrap-option="wrap" fo:border-left="none" fo:border-right="none" fo:border-top="0.06pt solid #ffffff" style:vertical-align="top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72" style:family="table-cell" style:parent-style-name="Default" style:data-style-name="N0">
      <style:table-cell-properties fo:border-bottom="0.06pt solid #ffffff" fo:background-color="#000000" style:text-align-source="fix" style:repeat-content="false" fo:wrap-option="wrap" fo:border-left="none" fo:border-right="none" fo:border-top="0.06pt solid #ffffff" style:vertical-align="automatic"/>
      <style:paragraph-properties fo:text-align="start" fo:margin-left="0in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76" style:family="table-cell" style:parent-style-name="Default" style:data-style-name="N0">
      <style:table-cell-properties fo:border-bottom="0.06pt solid #ffffff" fo:background-color="#000000" fo:wrap-option="wrap" fo:border-left="none" fo:border-right="none" fo:border-top="none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77" style:family="table-cell" style:parent-style-name="Default" style:data-style-name="N0">
      <style:table-cell-properties fo:border-bottom="none" fo:background-color="#000000" fo:wrap-option="wrap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78" style:family="table-cell" style:parent-style-name="Default" style:data-style-name="N0">
      <style:table-cell-properties fo:border-bottom="0.06pt solid #ffffff" fo:background-color="#000000" fo:wrap-option="wrap" fo:border-left="none" fo:border-right="none" fo:border-top="none" style:vertical-align="automatic"/>
      <style:text-properties fo:color="#ff00ff" style:font-name="Ubuntu Mono1" fo:font-size="11pt" style:font-name-asian="Ubuntu Mono1" style:font-size-asian="11pt" style:font-name-complex="Ubuntu Mono1" style:font-size-complex="11pt"/>
    </style:style>
    <style:style style:name="ce80" style:family="table-cell" style:parent-style-name="Default" style:data-style-name="N0">
      <style:table-cell-properties fo:background-color="#000000" style:vertical-align="automatic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81" style:family="table-cell" style:parent-style-name="Default" style:data-style-name="N0">
      <style:table-cell-properties fo:border-bottom="0.06pt solid #ffffff" fo:background-color="#000000" fo:wrap-option="wrap" fo:border-left="none" fo:border-right="none" fo:border-top="none" style:vertical-align="top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82" style:family="table-cell" style:parent-style-name="Default" style:data-style-name="N0">
      <style:table-cell-properties fo:border-bottom="none" fo:background-color="#000000" fo:wrap-option="wrap" fo:border-left="none" fo:border-right="none" fo:border-top="0.06pt solid #ffffff" style:vertical-align="top"/>
      <style:text-properties fo:color="#ffff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83" style:family="table-cell" style:parent-style-name="Default" style:data-style-name="N0">
      <style:table-cell-properties fo:border-bottom="none" fo:background-color="#000000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91" style:family="table-cell" style:parent-style-name="Default" style:data-style-name="N0">
      <style:table-cell-properties fo:border-bottom="0.06pt solid #ffffff" fo:background-color="#000000" fo:wrap-option="wrap" fo:border-left="none" fo:border-right="none" fo:border-top="0.06pt solid #ffffff" style:vertical-align="automatic"/>
      <style:text-properties fo:color="#ffffff" style:font-name="Ubuntu Mono1" fo:font-size="11pt" style:font-name-asian="Ubuntu Mono1" style:font-size-asian="11pt" style:font-name-complex="Ubuntu Mono1" style:font-size-complex="11pt"/>
    </style:style>
    <style:style style:name="ce16" style:family="table-cell" style:parent-style-name="Default" style:data-style-name="N0">
      <style:table-cell-properties fo:background-color="#cfe2f3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20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fo:color="#ff9900" style:font-name="Ubuntu Mono1" fo:font-size="11pt" style:font-name-asian="Ubuntu Mono1" style:font-size-asian="11pt" style:font-name-complex="Ubuntu Mono1" style:font-size-complex="11pt"/>
    </style:style>
    <style:style style:name="ce28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style:font-name="Ubuntu Mono1" fo:font-size="11pt" style:font-name-asian="Ubuntu Mono1" style:font-size-asian="11pt" style:font-name-complex="Ubuntu Mono1" style:font-size-complex="11pt"/>
    </style:style>
    <style:style style:name="ce59" style:family="table-cell" style:parent-style-name="Default" style:data-style-name="N0">
      <style:table-cell-properties fo:background-color="#cfe2f3" style:text-align-source="fix" style:repeat-content="false" style:vertical-align="automatic"/>
      <style:paragraph-properties fo:text-align="start" fo:margin-left="0in"/>
      <style:text-properties style:font-name="Ubuntu Mono1" fo:font-size="11pt" style:font-name-asian="Ubuntu Mono1" style:font-size-asian="11pt" style:font-name-complex="Ubuntu Mono1" style:font-size-complex="11pt"/>
    </style:style>
    <style:style style:name="ce29" style:family="table-cell" style:parent-style-name="Default" style:data-style-name="N0">
      <style:table-cell-properties fo:background-color="#c9daf8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23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style:font-name="&quot;docs-Ubuntu Mono&quot;" fo:font-size="11pt" fo:font-weight="bold" style:font-name-asian="&quot;docs-Ubuntu Mono&quot;" style:font-size-asian="11pt" style:font-weight-asian="bold" style:font-name-complex="&quot;docs-Ubuntu Mono&quot;" style:font-size-complex="11pt" style:font-weight-complex="bold"/>
    </style:style>
    <style:style style:name="ce24" style:family="table-cell" style:parent-style-name="Default" style:data-style-name="N0">
      <style:table-cell-properties fo:background-color="#cfe2f3" style:text-align-source="fix" style:repeat-content="false" fo:wrap-option="wrap" style:vertical-align="top"/>
      <style:paragraph-properties fo:text-align="start" fo:margin-left="0in"/>
      <style:text-properties style:font-name="&quot;docs-Ubuntu Mono&quot;" fo:font-size="11pt" fo:font-weight="bold" style:font-name-asian="&quot;docs-Ubuntu Mono&quot;" style:font-size-asian="11pt" style:font-weight-asian="bold" style:font-name-complex="&quot;docs-Ubuntu Mono&quot;" style:font-size-complex="11pt" style:font-weight-complex="bold"/>
    </style:style>
    <style:style style:name="ce32" style:family="table-cell" style:parent-style-name="Default" style:data-style-name="N0">
      <style:table-cell-properties fo:background-color="#c9daf8" style:vertical-align="top"/>
      <style:text-properties style:font-name="Ubuntu Mono1" fo:font-size="11pt" fo:font-style="italic" style:font-name-asian="Ubuntu Mono1" style:font-size-asian="11pt" style:font-style-asian="italic" style:font-name-complex="Ubuntu Mono1" style:font-size-complex="11pt" style:font-style-complex="italic"/>
    </style:style>
    <style:style style:name="ce34" style:family="table-cell" style:parent-style-name="Default" style:data-style-name="N0">
      <style:table-cell-properties fo:background-color="#c9daf8" fo:wrap-option="wrap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39" style:family="table-cell" style:parent-style-name="Default" style:data-style-name="N0">
      <style:table-cell-properties fo:background-color="#c9daf8" fo:wrap-option="wrap" style:vertical-align="top"/>
      <style:text-properties fo:color="#ff0000" style:font-name="Ubuntu Mono1" fo:font-size="11pt" style:font-name-asian="Ubuntu Mono1" style:font-size-asian="11pt" style:font-name-complex="Ubuntu Mono1" style:font-size-complex="11pt"/>
    </style:style>
    <style:style style:name="ce41" style:family="table-cell" style:parent-style-name="Default" style:data-style-name="N0">
      <style:table-cell-properties fo:background-color="#c9daf8" style:vertical-align="top"/>
      <style:text-properties fo:color="#ff0000" style:font-name="Ubuntu Mono1" fo:font-size="11pt" style:font-name-asian="Ubuntu Mono1" style:font-size-asian="11pt" style:font-name-complex="Ubuntu Mono1" style:font-size-complex="11pt"/>
    </style:style>
    <style:style style:name="ce45" style:family="table-cell" style:parent-style-name="Default" style:data-style-name="N0">
      <style:table-cell-properties fo:background-color="#c9daf8" style:vertical-align="top"/>
      <style:text-properties fo:color="#ff0000"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46" style:family="table-cell" style:parent-style-name="Default" style:data-style-name="N0">
      <style:table-cell-properties fo:background-color="#c9daf8" style:vertical-align="top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47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49" style:family="table-cell" style:parent-style-name="Default" style:data-style-name="N0">
      <style:table-cell-properties fo:background-color="#c9daf8" fo:wrap-option="wrap" style:vertical-align="top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50" style:family="table-cell" style:parent-style-name="Default" style:data-style-name="N0">
      <style:table-cell-properties fo:background-color="#cfe2f3" fo:wrap-option="wrap" style:vertical-align="top"/>
      <style:text-properties style:font-name="Ubuntu Mono1" fo:font-size="11pt" style:font-name-asian="Ubuntu Mono1" style:font-size-asian="11pt" style:font-name-complex="Ubuntu Mono1" style:font-size-complex="11pt"/>
    </style:style>
    <style:style style:name="ce62" style:family="table-cell" style:parent-style-name="Default" style:data-style-name="N0">
      <style:table-cell-properties fo:background-color="#c9daf8" style:vertical-align="top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63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65" style:family="table-cell" style:parent-style-name="Default" style:data-style-name="N0">
      <style:table-cell-properties fo:background-color="#c9daf8" style:vertical-align="top"/>
      <style:text-properties style:font-name="Cantarell" fo:font-size="11pt" style:font-name-asian="Cantarell" style:font-size-asian="11pt" style:font-name-complex="Cantarell" style:font-size-complex="11pt"/>
    </style:style>
    <style:style style:name="ce66" style:family="table-cell" style:parent-style-name="Default" style:data-style-name="N0">
      <style:table-cell-properties fo:background-color="#c9daf8" style:text-align-source="fix" style:repeat-content="false" style:vertical-align="top"/>
      <style:paragraph-properties fo:text-align="start" fo:margin-left="0in"/>
      <style:text-properties fo:color="#0000ff" style:font-name="&quot;docs-Ubuntu Mono&quot;" fo:font-size="11pt" style:font-name-asian="&quot;docs-Ubuntu Mono&quot;" style:font-size-asian="11pt" style:font-name-complex="&quot;docs-Ubuntu Mono&quot;" style:font-size-complex="11pt"/>
    </style:style>
    <style:style style:name="ce67" style:family="table-cell" style:parent-style-name="Default" style:data-style-name="N0">
      <style:table-cell-properties fo:background-color="#c9daf8" style:text-align-source="fix" style:repeat-content="false" fo:wrap-option="wrap" style:vertical-align="top"/>
      <style:paragraph-properties fo:text-align="start" fo:margin-left="0in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ce71" style:family="table-cell" style:parent-style-name="Default" style:data-style-name="N0">
      <style:table-cell-properties fo:background-color="#cfe2f3" style:vertical-align="top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74" style:family="table-cell" style:parent-style-name="Default" style:data-style-name="N0">
      <style:table-cell-properties fo:background-color="#cfe2f3" style:text-align-source="fix" style:repeat-content="false" style:vertical-align="top"/>
      <style:paragraph-properties fo:text-align="start" fo:margin-left="0in"/>
      <style:text-properties fo:color="#0000ff" style:font-name="Ubuntu Mono1" fo:font-size="11pt" style:font-name-asian="Ubuntu Mono1" style:font-size-asian="11pt" style:font-name-complex="Ubuntu Mono1" style:font-size-complex="11pt"/>
    </style:style>
    <style:style style:name="ce75" style:family="table-cell" style:parent-style-name="Default" style:data-style-name="N0">
      <style:table-cell-properties fo:background-color="#cfe2f3" style:vertical-align="top"/>
      <style:text-properties style:font-name="Ubuntu Mono1" fo:font-size="11pt" fo:font-weight="bold" style:font-name-asian="Ubuntu Mono1" style:font-size-asian="11pt" style:font-weight-asian="bold" style:font-name-complex="Ubuntu Mono1" style:font-size-complex="11pt" style:font-weight-complex="bold"/>
    </style:style>
    <style:style style:name="T1" style:family="text">
      <style:text-properties fo:color="#ffffff" style:font-name="Nunito" fo:font-size="12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ffffff" style:font-name="Nunito" fo:font-size="12pt" fo:font-weight="bold" style:text-line-through-type="none" style:text-outline="false" fo:text-shadow="none" style:font-name-asian="Nunito" style:font-name-complex="Nunito" style:font-size-asian="12pt" style:font-size-complex="12pt" style:font-weight-asian="bold" style:font-weight-complex="bold" style:text-underline-style="solid" style:text-underline-width="auto" style:text-underline-color="font-color" fo:font-style="italic" style:font-style-asian="italic" style:font-style-complex="italic"/>
    </style:style>
    <style:style style:name="T3" style:family="text">
      <style:text-properties fo:color="#ffffff" style:font-name="Nunito" fo:font-size="12pt" fo:font-weight="bold" style:text-line-through-type="none" style:text-outline="false" fo:text-shadow="none" style:font-name-asian="Nunito" style:font-name-complex="Nunito" style:font-size-asian="12pt" style:font-size-complex="12pt" style:font-weight-asian="bold" style:font-weight-complex="bold" style:text-underline-style="none" style:text-underline-color="font-color" fo:font-style="normal" style:font-style-asian="normal" style:font-style-complex="normal"/>
    </style:style>
    <style:style style:name="T4" style:family="text">
      <style:text-properties fo:color="#ffffff"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/>
    </style:style>
    <style:style style:name="T5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000000"/>
    </style:style>
    <style:style style:name="T6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ffffff"/>
    </style:style>
    <style:style style:name="T7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b4a7d6"/>
    </style:style>
    <style:style style:name="T8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8e7cc3"/>
    </style:style>
    <style:style style:name="T9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font-name-asian="Nunito" style:font-name-complex="Nunito" style:font-size-asian="14pt" style:font-size-complex="14pt" style:font-weight-asian="bold" style:font-weight-complex="bold" style:font-style-asian="normal" style:font-style-complex="normal" fo:color="#00ffff"/>
    </style:style>
    <style:style style:name="T10" style:family="text">
      <style:text-properties fo:color="#ffffff" style:font-name="Cantarell" fo:font-size="14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4pt" style:font-size-complex="14pt" style:font-weight-asian="bold" style:font-weight-complex="bold" style:font-style-asian="normal" style:font-style-complex="normal"/>
    </style:style>
    <style:style style:name="T11" style:family="text">
      <style:text-properties fo:color="#cc0000" style:font-name="Cantarell" fo:font-size="18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8pt" style:font-size-complex="18pt" style:font-weight-asian="bold" style:font-weight-complex="bold" style:font-style-asian="normal" style:font-style-complex="normal"/>
    </style:style>
    <style:style style:name="T12" style:family="text">
      <style:text-properties fo:color="#ff00ff" style:font-name="Cantarell" fo:font-size="18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8pt" style:font-size-complex="18pt" style:font-weight-asian="bold" style:font-weight-complex="bold" style:font-style-asian="normal" style:font-style-complex="normal"/>
    </style:style>
    <style:style style:name="T13" style:family="text">
      <style:text-properties fo:color="#cc0000" style:font-name="Cantarell" fo:font-size="14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4pt" style:font-size-complex="14pt" style:font-weight-asian="bold" style:font-weight-complex="bold" style:font-style-asian="normal" style:font-style-complex="normal"/>
    </style:style>
    <style:style style:name="T14" style:family="text">
      <style:text-properties fo:color="#cc0000" style:font-name="Cantarell" fo:font-size="12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2pt" style:font-size-complex="12pt" style:font-weight-asian="bold" style:font-weight-complex="bold" style:font-style-asian="normal" style:font-style-complex="normal"/>
    </style:style>
    <style:style style:name="T15" style:family="text">
      <style:text-properties fo:color="#00ff00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16" style:family="text">
      <style:text-properties fo:color="#ffffff" style:font-name="Ubuntu Mono1" fo:font-size="11pt" fo:font-weight="normal" style:text-underline-style="none" style:text-underline-color="font-color" style:text-line-through-type="none" fo:font-style="italic" style:text-outline="false" fo:text-shadow="none" style:font-name-asian="Ubuntu Mono1" style:font-name-complex="Ubuntu Mono1" style:font-size-asian="11pt" style:font-size-complex="11pt" style:font-weight-asian="normal" style:font-weight-complex="normal" style:font-style-asian="italic" style:font-style-complex="italic"/>
    </style:style>
    <style:style style:name="T17" style:family="text">
      <style:text-properties fo:color="#ffffff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18" style:family="text">
      <style:text-properties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fo:color="#ffffff"/>
    </style:style>
    <style:style style:name="T19" style:family="text">
      <style:text-properties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fo:color="#00ffff"/>
    </style:style>
    <style:style style:name="T20" style:family="text">
      <style:text-properties fo:color="#00ffff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21" style:family="text">
      <style:text-properties fo:color="#ff00ff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22" style:family="text">
      <style:text-properties fo:color="#00ff00"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3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 fo:color="#ffffff"/>
    </style:style>
    <style:style style:name="T24" style:family="text">
      <style:text-properties fo:color="#ff0000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25" style:family="text">
      <style:text-properties fo:color="#0000ff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26" style:family="text">
      <style:text-properties fo:color="#000000" style:font-name="Cantarell" fo:font-size="11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1pt" style:font-size-complex="11pt" style:font-weight-asian="bold" style:font-weight-complex="bold" style:font-style-asian="normal" style:font-style-complex="normal"/>
    </style:style>
    <style:style style:name="T27" style:family="text">
      <style:text-properties fo:color="#ff0000" style:font-name="Cantarell" fo:font-size="11pt" fo:font-weight="bold" style:text-underline-style="none" style:text-underline-color="font-color" style:text-line-through-type="none" fo:font-style="normal" style:text-outline="false" fo:text-shadow="none" style:font-name-asian="Cantarell" style:font-name-complex="Cantarell" style:font-size-asian="11pt" style:font-size-complex="11pt" style:font-weight-asian="bold" style:font-weight-complex="bold" style:font-style-asian="normal" style:font-style-complex="normal"/>
    </style:style>
    <style:style style:name="T28" style:family="text">
      <style:text-properties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fo:color="#ff00ff"/>
    </style:style>
    <style:style style:name="T29" style:family="text">
      <style:text-properties fo:color="#000000" style:font-name="Ubuntu Mono1" fo:font-size="11pt" fo:font-weight="bold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bold" style:font-weight-complex="bold" style:font-style-asian="normal" style:font-style-complex="normal"/>
    </style:style>
    <style:style style:name="T30" style:family="text">
      <style:text-properties fo:color="#000000" style:font-name="Ubuntu Mono1" fo:font-size="11pt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style-asian="normal" style:font-style-complex="normal" fo:font-weight="normal" style:font-weight-asian="normal" style:font-weight-complex="normal"/>
    </style:style>
    <style:style style:name="T31" style:family="text">
      <style:text-properties fo:color="#ff0000"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2" style:family="text">
      <style:text-properties fo:color="#000000" style:font-name="Ubuntu Mono1" fo:font-size="11pt" fo:font-weight="normal" style:text-underline-style="none" style:text-underline-color="font-color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/>
    </style:style>
    <style:style style:name="T33" style:family="text">
      <style:text-properties fo:color="#000000" style:font-name="Ubuntu Mono1" fo:font-size="11pt" fo:font-weight="normal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4" style:family="text">
      <style:text-properties fo:color="#000000" style:font-name="Ubuntu Mono1" fo:font-size="11pt" fo:font-weight="normal" style:text-line-through-type="none" fo:font-style="normal" style:text-outline="false" fo:text-shadow="none" style:font-name-asian="Ubuntu Mono1" style:font-name-complex="Ubuntu Mono1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35" style:family="text">
      <style:text-properties fo:color="#000000" style:font-name="Ubuntu Mono1" fo:font-size="11pt" fo:font-weight="normal" style:text-underline-style="none" style:text-underline-color="font-color" style:text-line-through-type="none" fo:font-style="italic" style:text-outline="false" fo:text-shadow="none" style:font-name-asian="Ubuntu Mono1" style:font-name-complex="Ubuntu Mono1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C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3" table:default-cell-style-name="ce3"/>
        <table:table-column table:style-name="co9" table:default-cell-style-name="ce3"/>
        <table:table-row table:style-name="ro1">
          <table:table-cell table:style-name="ce93" office:value-type="string" calcext:value-type="string" table:number-columns-spanned="10" table:number-rows-spanned="1">
            <text:p>MINISHELL 🐚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94" office:value-type="string" calcext:value-type="string" table:number-columns-spanned="10" table:number-rows-spanned="20">
            <text:p>⚠️⚠️⚠️⚠️⚠️⚠️⚠️⚠️⚠️⚠️⚠️</text:p>
            <text:p/>
            <text:p><text:span text:style-name="T1">[FR] ATTENTION</text:span></text:p>
            <text:p><text:span text:style-name="T1">Les comportements présents dans cet Excel </text:span><text:span text:style-name="T2">ne sont pas tous a gérer</text:span><text:span text:style-name="T3"> dans la Mandatory du projet Minishell !</text:span></text:p>
            <text:p><text:span text:style-name="T1">Ne vous mettez pas la pression pour essayer de tous les gérer !</text:span></text:p>
            <text:p><text:span text:style-name="T1">Vérifiez juste pour ces cas non gerables s'ils ne Segfault pas, ou n'effectuent pas un comportement suspect !</text:span></text:p>
            <text:p><text:span text:style-name="T1">Utilisez votre bon sens pour exploiter au mieux ce document et faire un Minishell pas trop ambitieux, selon votre situation du projet.</text:span></text:p>
            <text:p><text:span text:style-name="T1">(Par contre, si vous etes chauds pour tout gérer, GG à vous !)</text:span></text:p>
            <text:p/>
            <text:p/>
            <text:p><text:span text:style-name="T1">Bon courage et n'hésitez pas à m'envoyer un MP si besoin !</text:span></text:p>
            <text:p/>
            <text:p><text:span text:style-name="T1">--------------------------------------------------------</text:span></text:p>
            <text:p/>
            <text:p><text:span text:style-name="T1">[EN] WARNING</text:span></text:p>
            <text:p><text:span text:style-name="T1">The behaviors listed in this Excel file </text:span><text:span text:style-name="T2">are not all required to be handled</text:span><text:span text:style-name="T3"> in the mandatory part of the Minishell project!</text:span></text:p>
            <text:p><text:span text:style-name="T1">Don't stress yourself out trying to handle all of them!</text:span></text:p>
            <text:p><text:span text:style-name="T1">Just make sure that these unmanageable cases don't cause a segfault or exhibit suspicious behavior!</text:span></text:p>
            <text:p><text:span text:style-name="T1">Use your common sense to make the best use of this document and create a Minishell that is not overly ambitious, depending on your project situation.</text:span></text:p>
            <text:p><text:span text:style-name="T1">(However, if you're up for handling everything, GG to you!)</text:span></text:p>
            <text:p/>
            <text:p><text:span text:style-name="T1">Good luck, and feel free to DM me if needed!</text:span></text:p>
            <text:p/>
            <text:p/>
            <text:p><text:span text:style-name="T4">(</text:span><text:span text:style-name="T5">GitHub : vietdu91</text:span><text:span text:style-name="T6"> / </text:span><text:span text:style-name="T7">Discord : vietdu91#6048</text:span><text:span text:style-name="T8"> </text:span><text:span text:style-name="T6">/ </text:span><text:span text:style-name="T9">Intra : emtran</text:span><text:span text:style-name="T6">)</text:span></text:p>
            <text:p/>
            <text:p><text:span text:style-name="T10">⚠️⚠️⚠️⚠️⚠️⚠️⚠️⚠️⚠️⚠️⚠️</text:span></text:p>
          </table:table-cell>
          <table:covered-table-cell table:number-columns-repeated="9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4">
          <table:covered-table-cell table:number-columns-repeated="10"/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0" table:number-rows-spanned="1">
            <text:p>Gestion des comportements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96" table:number-columns-spanned="1" table:number-rows-spanned="2"/>
          <table:table-cell table:style-name="ce97" office:value-type="string" calcext:value-type="string" table:number-columns-spanned="1" table:number-rows-spanned="2">
            <text:p>test.c</text:p>
          </table:table-cell>
          <table:table-cell table:style-name="ce96" table:number-columns-spanned="1" table:number-rows-spanned="2"/>
          <table:table-cell table:style-name="ce140" office:value-type="string" calcext:value-type="string">
            <text:p>A faire</text:p>
          </table:table-cell>
          <table:table-cell table:style-name="ce144" office:value-type="string" calcext:value-type="string">
            <text:p>A tester</text:p>
          </table:table-cell>
          <table:table-cell table:style-name="ce150" office:value-type="string" calcext:value-type="string">
            <text:p>Leaks ?</text:p>
          </table:table-cell>
          <table:table-cell table:style-name="ce155" office:value-type="string" calcext:value-type="string">
            <text:p>Fonctionne</text:p>
          </table:table-cell>
          <table:table-cell table:style-name="ce97" office:value-type="string" calcext:value-type="string" table:number-columns-spanned="1" table:number-rows-spanned="2">
            <text:p>Comportement attendu</text:p>
          </table:table-cell>
          <table:table-cell table:style-name="ce97" office:value-type="string" calcext:value-type="string" table:number-columns-spanned="1" table:number-rows-spanned="2">
            <text:p>Sortie d'exit (echo $?)</text:p>
          </table:table-cell>
          <table:table-cell table:style-name="ce97" office:value-type="string" calcext:value-type="string" table:number-columns-spanned="1" table:number-rows-spanned="2">
            <text:p>Notes</text:p>
          </table:table-cell>
          <table:table-cell table:number-columns-repeated="1014"/>
        </table:table-row>
        <table:table-row table:style-name="ro6">
          <table:covered-table-cell table:number-columns-repeated="3"/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8" office:value-type="string" calcext:value-type="string">
            <text:p>OK <text:span text:style-name="T26">KO</text:span></text:p>
          </table:table-cell>
          <table:table-cell table:style-name="ce9" office:value-type="string" calcext:value-type="string">
            <text:p>OK <text:span text:style-name="T27">KO</text:span></text:p>
          </table:table-cell>
          <table:covered-table-cell table:number-columns-repeated="3"/>
          <table:table-cell table:number-columns-repeated="1014"/>
        </table:table-row>
        <table:table-row table:style-name="ro6">
          <table:table-cell table:style-name="ce98" office:value-type="string" calcext:value-type="string" table:number-columns-spanned="1" table:number-rows-spanned="57">
            <text:p>CARACTERES A LA VOLEE (SYNTAXE) <text:span text:style-name="T11">🌦</text:span></text:p>
          </table:table-cell>
          <table:table-cell table:style-name="ce10" office:value-type="string" calcext:value-type="string">
            <text:p><text:span text:style-name="T15">$&gt;</text:span> \n (touche entrée)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99" office:value-type="string" calcext:value-type="string" table:number-columns-spanned="1" table:number-rows-spanned="5">
            <text:p>$&gt;</text:p>
          </table:table-cell>
          <table:table-cell table:style-name="ce16" office:value-type="string" calcext:value-type="string">
            <text:p>Exit de l'ancienne commande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0" office:value-type="string" calcext:value-type="string">
            <text:p><text:span text:style-name="T15">$&gt;</text:span> [<text:span text:style-name="T16">que des espaces</text:span>]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0" office:value-type="string" calcext:value-type="string">
            <text:p><text:span text:style-name="T15">$&gt;</text:span> [<text:span text:style-name="T16">que des tabulations</text:span>]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Crl + V + Tab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: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20" office:value-type="float" office:value="0" calcext:value-type="float">
            <text:p>0</text:p>
          </table:table-cell>
          <table:table-cell table:style-name="ce16" office:value-type="string" calcext:value-type="string">
            <text:p>Marche aussi pour "#"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!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20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00" office:value-type="string" calcext:value-type="string" table:number-columns-spanned="1" table:number-rows-spanned="5">
            <text:p>bash: syntax error near</text:p>
            <text:p>unexpected token `newline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&lt;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&l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covered-table-cell/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&gt;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&gt;&gt;&gt;&gt;&gt;&gt;&gt;&gt;&gt;&gt;&gt;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lt;&lt;&lt;&lt;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lt;&lt;&lt;&lt;&lt;&lt;&lt;&lt;&lt;&lt;&lt;&lt;&lt;&lt;&lt;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 &gt; &gt; 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aussi pour &lt;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 &gt;&gt; &gt;&gt; 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aussi pour &lt;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&gt;&gt; &gt;&gt; &gt;&gt; &gt;&g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aussi pour &lt;</text:p>
          </table:table-cell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/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.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./../../../../.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./../../../../..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/////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///////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9">
          <table:covered-table-cell/>
          <table:table-cell table:style-name="ce21" office:value-type="string" calcext:value-type="string">
            <text:p>$&gt; <text:span text:style-name="T17">\\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\: command not found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9">
          <table:covered-table-cell/>
          <table:table-cell table:style-name="ce21" office:value-type="string" calcext:value-type="string">
            <text:p>$&gt; <text:span text:style-name="T17">\\\\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\\: command not found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9">
          <table:covered-table-cell/>
          <table:table-cell table:style-name="ce21" office:value-type="string" calcext:value-type="string">
            <text:p>$&gt; <text:span text:style-name="T17">\\\\\\\\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\\\\: command not found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>
            <text:p>$&gt; <text:span text:style-name="T17">-</text:span>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-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 office:value-type="string" calcext:value-type="string">
            <text:p>Marche aussi pour "_@°]=+£$?"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aussi pour les metacharacters "&amp;();"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 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 | 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|||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|||||||||||||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|&gt;&lt;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amp;&amp;&amp;&amp;&amp;&amp;&amp;&amp;&amp;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;;;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;;;;;;;;;;;;;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 (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 ( ( ( ) )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géré comme une commande dans mon ca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""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"hola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'hola'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''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<text:span text:style-name="T21">crashtest.c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*/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<text:span text:style-name="T21">Docs/attest.cation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2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*/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*/*: No such file or directory</text:p>
          </table:table-cell>
          <table:table-cell table:style-name="ce18" office:value-type="float" office:value="127" calcext:value-type="float">
            <text:p>127</text:p>
          </table:table-cell>
          <table:table-cell table:style-name="ce24" office:value-type="string" calcext:value-type="string">
            <text:p><text:span text:style-name="T29">[BONUS] </text:span><text:span text:style-name="T30">S'il n'y aucun dossier à l'intérieur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table:style-name="ce19" office:value-type="string" calcext:value-type="string">
            <text:p>bash: .: filename argument required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.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table:style-name="ce19" office:value-type="string" calcext:value-type="string">
            <text:p>bash: ..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~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<text:span text:style-name="T21">/home/vietdu91</text:span>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ABC=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/!\ A gerer comme une erreur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4ABC=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4ABC=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hola que tal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Makefil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Makefile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104" office:value-type="string" calcext:value-type="string" table:number-columns-spanned="1" table:number-rows-spanned="114">
            <text:p>ECHO <text:span text:style-name="T12">🎉</text:span></text:p>
          </table:table-cell>
          <table:table-cell table:style-name="ce19" office:value-type="string" calcext:value-type="string">
            <text:p><text:span text:style-name="T15">$&gt; </text:span>echo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cho 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choHola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-n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cho-nHola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cho -n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cho "-n"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-n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n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-n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Que Tal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Que Tal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\n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n 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string" calcext:value-type="string">
            <text:p>M'affiche `\n hola`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" " | cat -e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| cat -e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""''echo hola""'''' que""'' tal""''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 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33" office:value-type="string" calcext:value-type="string">
            <text:p><text:span text:style-name="T15">$&gt;</text:span> echo -n -n Hola Qu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-p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p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 -nnn 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-n-nnn 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n-nnn -nnnn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 -nnn hola 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-nnn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 -nnn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nnn-nnn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-------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-------n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nn --------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-------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nn -----nn--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----nn---nnn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nn --------nnnn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--------nnnn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?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0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?$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0</text:span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? | echo $? | echo $?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6" office:value-type="string" calcext:value-type="string">
            <text:p>0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:$= | cat -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:$=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 $ " | cat -e</text:p>
          </table:table-cell>
          <table:table-cell table:style-name="ce3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 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 $ ' | cat -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 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\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$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NON GER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my shit terminal is [$TERM]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y shit terminal is [<text:span text:style-name="T21">xterm-256color</text:span>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my shit terminal is [$TERM4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y shit terminal is [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my shit terminal is [$TERM4]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y shit terminal is [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UI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38" office:value-type="string" calcext:value-type="string">
            <text:p><text:span text:style-name="T21">1000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9" office:value-type="string" calcext:value-type="string">
            <text:p>J'ai pas UID dans la env. je ne sais pas pourquoi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HOME9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0" office:value-type="string" calcext:value-type="string">
            <text:p/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Marche pour tous les caractères alphanumériques de l'ASCII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$&gt; echo $9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$HOME%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%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Marche pour les autres caractères (ponctuation, caractères non-ASCII, etc.)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UID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<text:span text:style-name="T21">1000/home/vietdu91</text:span>%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1" office:value-type="string" calcext:value-type="string">
            <text:p>Probleme avec UID</text:p>
          </table:table-cell>
          <table:table-cell table:number-columns-repeated="1014"/>
        </table:table-row>
        <table:table-row table:style-name="ro8">
          <table:covered-table-cell/>
          <table:table-cell table:style-name="ce42" office:value-type="string" calcext:value-type="string">
            <text:p><text:span text:style-name="T15">$&gt;</text:span><text:span text:style-name="T18"> echo Le path de mon HOME est $HOME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Le path de mon HOME est<text:span text:style-name="T21"> 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42" office:value-type="string" calcext:value-type="string">
            <text:p><text:span text:style-name="T15">$&gt;</text:span><text:span text:style-name="T18"> echo $USER$var\$USER$USER\$USERtest$USER</text:span>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43" office:value-type="string" calcext:value-type="string">
            <text:p><text:span text:style-name="T21">vietdu91</text:span><text:span text:style-name="T18">$USER</text:span><text:span text:style-name="T28">vietdu91</text:span><text:span text:style-name="T18">$USERtest</text:span><text:span text:style-name="T28">vietdu91</text:span></text:p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A ne pas gerer si '\' non gere :</text:p>
            <text:p>Doit sortir : vietdu91vietdu91vietdu91vietdu91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$hola*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31" office:value-type="string" calcext:value-type="string">
            <text:p>KO</text:p>
          </table:table-cell>
          <table:table-cell table:style-name="ce43" office:value-type="string" calcext:value-type="string">
            <text:p/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Cas d'un variable inexistant</text:p>
            <text:p><text:span text:style-name="T31">Probleme avec * qui n'est pas considérée comme un caractère de variables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echo -nnnn $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3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1" office:value-type="string" calcext:value-type="string">
            <text:p>Problème avec -nnn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&gt; &lt;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&l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1" office:value-type="string" calcext:value-type="string">
            <text:p>Problème me met token`&gt;' au lieu de l'autre chevron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echo | |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syntax error near unexpected token `|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5" office:value-type="string" calcext:value-type="string">
            <text:p>Attend une autre entrée de ligne alors que devrait bugger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echo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EechoE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.echo.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.echo.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4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echo&gt;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2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5" office:value-type="string" calcext:value-type="string">
            <text:p>Erreur non détéctée avant exec + leak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lt;echo&lt;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5" office:value-type="string" calcext:value-type="string">
            <text:p>Message d'erreur incorrect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&gt;echo&gt;&gt;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5" office:value-type="string" calcext:value-type="string">
            <text:p>Erreur non détéctée avant exec + mauvais message d'erreur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|echo|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|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5" office:value-type="string" calcext:value-type="string">
            <text:p>Erreur non détéctée avant fin de readlin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|echo -n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syntax error near unexpected token `|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6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*'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*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D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Docs Dockers Drawings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*Z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*Z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*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test.c </text:span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*t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43" office:value-type="string" calcext:value-type="string">
            <text:p/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hola*hola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hola*hola 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cho $hola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HOME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"</text:p>
          </table:table-cell>
          <table:table-cell table:style-name="ce22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/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$"""</text:p>
          </table:table-cell>
          <table:table-cell table:style-name="ce22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8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$'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8" office:value-type="string" calcext:value-type="string">
            <text:p>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HOM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1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''HOME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1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"HOME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1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$HO"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$HO'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$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$HO""M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$HO''ME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$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"'$HO''ME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'''ME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9" office:value-type="string" calcext:value-type="string">
            <text:p>⚠️ Il y a bien 3 singles quotes avant le ME. Je ne sais pas pourquoi Excel tronque à l'affichage le 3e quot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 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/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 $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</text:span></text:p>
            <text:p>$&gt;</text:p>
          </table:table-cell>
          <table:table-cell table:style-name="ce28"/>
          <table:table-cell table:style-name="ce41" office:value-type="string" calcext:value-type="string">
            <text:p>Petit espace en trop dans l'affichag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HO""M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'HO''ME'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'HOME'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$"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$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=HOM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$=HOM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"HOLA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1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'HOLA'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1" office:value-type="string" calcext:value-type="string">
            <text:p>Le dollard s'affich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$DONTEXIST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hola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hola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hola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h'o'la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''h'o'la'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''h'o'la'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'"h'o'la"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'hola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"'hola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echo'hola'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'hola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'hola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"hola"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"hola"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'''ho"''''l"a'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"l"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"""""""""""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"'''''''''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''''''''''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'''''''''''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'""""""""""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""""""""""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"cho hola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echo hola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'cho hola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echo hola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hola " | cat -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 $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""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""bonjour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holabonjour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"e"'c'ho 'b'"o"nj"o"'u'r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onjour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""e"'c'ho 'b'"o"nj"o"'u'r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e'c'ho 'b'onjo'u'r: command not found</text:p>
            <text:p>$&gt;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echo "$DONTEXIST"Makefile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Makefil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echo "$DONTEXIST""Makefil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Makefil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table-cell table:style-name="ce26"/>
          <table:table-cell table:style-name="ce19" office:value-type="string" calcext:value-type="string">
            <text:p><text:span text:style-name="T15">$&gt;</text:span> echo "$DONTEXIST" "Makefile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Makefil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Attention a l'espace avant</text:p>
          </table:table-cell>
          <table:table-cell table:number-columns-repeated="1014"/>
        </table:table-row>
        <table:table-row table:style-name="ro8">
          <table:table-cell table:style-name="ce102" office:value-type="string" calcext:value-type="string" table:number-columns-spanned="1" table:number-rows-spanned="10">
            <text:p>💰</text:p>
          </table:table-cell>
          <table:table-cell table:style-name="ce19" office:value-type="string" calcext:value-type="string">
            <text:p><text:span text:style-name="T15">$&gt;</text:span> $?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<text:span text:style-name="T21">0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50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$?$?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<text:span text:style-name="T21">00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?$HOM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?<text:span text:style-name="T21">/home/vietdu91</text:span>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$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$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$HOM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<text:span text:style-name="T21">/home/vietdu91</text:span>: Is a directory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$HOMEdskjhfkdshfs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"$HOMEdskjhfkdshfsd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bash: 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'$HOMEdskjhfkdshfsd'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$HOMEsddfddfssfdfs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$DONTEXIS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$&gt; $LESS$VA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8" office:value-type="string" calcext:value-type="string">
            <text:p>bash: -R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104" office:value-type="string" calcext:value-type="string" table:number-columns-spanned="1" table:number-rows-spanned="10">
            <text:p>SIGNAUX 🛰</text:p>
          </table:table-cell>
          <table:table-cell table:style-name="ce19" office:value-type="string" calcext:value-type="string">
            <text:p><text:span text:style-name="T15">$&gt; </text:span><text:span text:style-name="T19">Ctlr-C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5">$&gt;</text:span> ^C</text:p>
            <text:p>$&gt;</text:p>
          </table:table-cell>
          <table:table-cell table:style-name="ce28" office:value-type="float" office:value="130" calcext:value-type="float">
            <text:p>13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hola<text:span text:style-name="T20">Ctlr-C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5">$&gt;</text:span> hola^C</text:p>
            <text:p>$&gt;</text:p>
          </table:table-cell>
          <table:table-cell table:style-name="ce28" office:value-type="float" office:value="130" calcext:value-type="float">
            <text:p>13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30" office:value-type="string" calcext:value-type="string">
            <text:p><text:span text:style-name="T15">$&gt;</text:span> cat (faire <text:span text:style-name="T20">Ctlr-C </text:span>apres avoir fait plusieurs fois [ENTREE])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/>
            <text:p/>
            <text:p>^C</text:p>
            <text:p>$&gt;</text:p>
          </table:table-cell>
          <table:table-cell table:style-name="ce28" office:value-type="float" office:value="130" calcext:value-type="float">
            <text:p>13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30" office:value-type="string" calcext:value-type="string">
            <text:p><text:span text:style-name="T15">$&gt;</text:span> cat | rev(faire <text:span text:style-name="T20">Ctlr-C </text:span>apres avoir fait plusieurs fois [ENTREE])</text:p>
          </table:table-cell>
          <table:table-cell table:style-name="ce3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/>
            <text:p/>
            <text:p>^C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<text:span text:style-name="T19">Ctlr-D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<text:span text:style-name="T15">$&gt;</text:span> 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Sort du programme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hola<text:span text:style-name="T15"> </text:span><text:span text:style-name="T19">Ctlr-D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5">$&gt;</text:span> hola</text:p>
          </table:table-cell>
          <table:table-cell table:style-name="ce28" office:value-type="string" calcext:value-type="string">
            <text:p>/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<text:span text:style-name="T19">Ctlr-\</text:span>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21" office:value-type="string" calcext:value-type="string">
            <text:p>$&gt;</text:p>
          </table:table-cell>
          <table:table-cell table:style-name="ce28" office:value-type="string" calcext:value-type="string">
            <text:p>/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hola<text:span text:style-name="T15"> </text:span><text:span text:style-name="T19">Ctlr-\</text:span>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5">$&gt;</text:span> hola</text:p>
          </table:table-cell>
          <table:table-cell table:style-name="ce28" office:value-type="string" calcext:value-type="string">
            <text:p>/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30" office:value-type="string" calcext:value-type="string">
            <text:p><text:span text:style-name="T15">$&gt;</text:span> cat (faire <text:span text:style-name="T20">Ctlr-\ </text:span>apres avoir fait plusieurs fois [ENTREE])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/>
            <text:p/>
            <text:p>^\Quit (core dumped)</text:p>
            <text:p>$&gt;</text:p>
          </table:table-cell>
          <table:table-cell table:style-name="ce28" office:value-type="float" office:value="131" calcext:value-type="float">
            <text:p>131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 </text:span><text:span text:style-name="T19">Ctlr-Z</text:span>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21" office:value-type="string" calcext:value-type="string">
            <text:p>$&gt;</text:p>
          </table:table-cell>
          <table:table-cell table:style-name="ce28" office:value-type="string" calcext:value-type="string">
            <text:p>/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table-cell table:style-name="ce26"/>
          <table:table-cell table:style-name="ce30" office:value-type="string" calcext:value-type="string">
            <text:p><text:span text:style-name="T15">$&gt;</text:span> sleep 3 | sleep 3 | sleep 3 (faire <text:span text:style-name="T20">Ctlr-C </text:span>une seconde apres)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^C</text:p>
            <text:p>$&gt;</text:p>
          </table:table-cell>
          <table:table-cell table:style-name="ce28" office:value-type="float" office:value="130" calcext:value-type="float">
            <text:p>130</text:p>
          </table:table-cell>
          <table:table-cell table:style-name="ce29"/>
          <table:table-cell table:number-columns-repeated="1014"/>
        </table:table-row>
        <table:table-row table:style-name="ro7">
          <table:table-cell table:style-name="ce26"/>
          <table:table-cell table:style-name="ce30" office:value-type="string" calcext:value-type="string">
            <text:p><text:span text:style-name="T15">$&gt;</text:span> sleep 3 | sleep 3 | sleep 3 (faire <text:span text:style-name="T20">Ctlr-D </text:span>une seconde apres)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table-cell table:style-name="ce26"/>
          <table:table-cell table:style-name="ce30" office:value-type="string" calcext:value-type="string">
            <text:p><text:span text:style-name="T15">$&gt;</text:span> sleep 3 | sleep 3 | sleep 3 (faire <text:span text:style-name="T20">Ctlr-\ </text:span>une seconde apres)</text:p>
          </table:table-cell>
          <table:table-cell table:style-name="ce17"/>
          <table:table-cell table:style-name="ce12"/>
          <table:table-cell table:style-name="ce51"/>
          <table:table-cell table:style-name="ce14"/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^\Quit (core dumped)</text:p>
            <text:p>$&gt;</text:p>
          </table:table-cell>
          <table:table-cell table:style-name="ce28" office:value-type="float" office:value="131" calcext:value-type="float">
            <text:p>131</text:p>
          </table:table-cell>
          <table:table-cell table:style-name="ce29"/>
          <table:table-cell table:number-columns-repeated="1014"/>
        </table:table-row>
        <table:table-row table:style-name="ro7">
          <table:table-cell table:style-name="ce103" office:value-type="string" calcext:value-type="string" table:number-columns-spanned="1" table:number-rows-spanned="113">
            <text:p><text:span text:style-name="T11">🛫 </text:span>ENV &amp; EXPORT &amp; UNSET <text:span text:style-name="T11">🛬</text:span></text:p>
          </table:table-cell>
          <table:table-cell table:style-name="ce19" office:value-type="string" calcext:value-type="string"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env: ʻhola’: No such file or directory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 hola que tal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env: ʻhola’: No such file or directory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nv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nv env env env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nv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 <text:span text:style-name="T21">./Makefile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env: ‘./Makefile’: Permission denied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xpor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export PATH="..."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0" office:value-type="string" calcext:value-type="string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xport Hola</text:p>
            <text:p><text:span text:style-name="T15">$&gt;</text:span> expor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export HOME="<text:span text:style-name="T21">/home/vietdu91</text:span>"</text:p>
            <text:p>export Hola</text:p>
            <text:p>export PATH="..."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0" office:value-type="string" calcext:value-type="string">
            <text:p>Hola n'existe pas dans env mais il existe dans export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xport Hola9hey</text:p>
            <text:p><text:span text:style-name="T15">$&gt;</text:span> expor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export HOME="<text:span text:style-name="T21">/home/vietdu91</text:span>"</text:p>
            <text:p>export Hola9hey</text:p>
            <text:p>export PATH="..."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0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$DONTEXIS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export HOME="<text:span text:style-name="T21">/home/vietdu91</text:span>"</text:p>
            <text:p>export PATH="..."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0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| grep "HOME"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export HOME="<text:span text:style-name="T21">/home/vietdu91</text:span>"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bash: export: `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=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xport: ʻ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%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xport: ʻ%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$?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xport: `<text:span text:style-name="T21">0</text:span>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?=2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export: ʻ?=2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9HOLA=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export: ʻ9HOLA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9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9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_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_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___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___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_HO_LA_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_HO_LA_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@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ʻHOL@=bonjour’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50" office:value-type="string" calcext:value-type="string">
            <text:p>Cas où le nom de variable ne contient pas de lettres, ni de chiffres, ni d'underscore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\~A=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L~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xport -HO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30" office:value-type="string" calcext:value-type="string">
            <text:p>bash: export: -H: invalid option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xport --HO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30" office:value-type="string" calcext:value-type="string">
            <text:p>bash: export: --: invalid option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-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LA-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-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-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.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L.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\\\$A=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L\$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\\\\LA=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\\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}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L}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{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L{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*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*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#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#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@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@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export HO!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!LA=bonjour: event not found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$?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...</text:p>
            <text:p>HO<text:span text:style-name="T21">0</text:span>LA=bon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+HOL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+HOL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+A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30" office:value-type="string" calcext:value-type="string">
            <text:p>bash: export: `HOL+A=bonjour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+=bon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xport HOLA+=bon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HOLA=bonjourbon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"+=" s'ajoute au contenu de la variable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HOLA=bon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 =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bash: export: ʻ=bonjour’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 = 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export: ʻ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 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 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HOLA=bonsoir</text:p>
            <text:p><text:span text:style-name="T15">$&gt;</text:span> export HOLA=bonretour</text:p>
            <text:p><text:span text:style-name="T15">$&gt;</text:span> export 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$HOME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<text:span text:style-name="T21">/home/vietdu91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$HOME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text:span text:style-name="T21">/home/vietdu91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$HOME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$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 office:value-type="string" calcext:value-type="string">
            <text:p>Le cas où la variable "$jour" n'existe p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\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HOLA=bon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\\jour</text:p>
            <text:p><text:span text:style-name="T15">$&gt;</text:span> env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HOLA=bon\jour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(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(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Marche pour les caractères : ()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()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(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bon&amp;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jour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 office:value-type="string" calcext:value-type="string">
            <text:p>Marche pour les caractères : &amp;|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HOLA=bon@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 env</text:p>
            <text:p>...</text:p>
            <text:p>HOLA=bon@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xport HOLA=bon;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19" office:value-type="string" calcext:value-type="string">
            <text:p>bash: jour: command not found</text:p>
            <text:p>$&gt; env</text:p>
            <text:p>...</text:p>
            <text:p>HOLA=bon</text:p>
            <text:p>$&gt;</text:p>
          </table:table-cell>
          <table:table-cell table:style-name="ce18" office:value-type="string" calcext:value-type="string">
            <text:p>127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bon!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38" office:value-type="string" calcext:value-type="string">
            <text:p>bash: !jour: event not found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HOLA=bon"jour"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=bonjour</text:p>
            <text:p>PATH=..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HOLA$USER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A<text:span text:style-name="T21">vietdu91</text:span>=bonjour</text:p>
            <text:p>PATH=..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bonjour=casse-toi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=bonjour=casse-toi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HOLA=bonjour"=casse-toi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=bonjour=casse-toi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xport BYE=casse-toi</text:p>
            <text:p><text:span text:style-name="T15">$&gt;</text:span> echo $HOLA et $BY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 et casse-toi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bonjour BYE=casse-toi</text:p>
            <text:p><text:span text:style-name="T15">$&gt;</text:span> echo $HOLA et $BY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 et casse-toi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$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bonjour=bonjour</text:p>
            <text:p>PATH=...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"bonjour "</text:p>
            <text:p><text:span text:style-name="T15">$&gt;</text:span> echo $HOLA | cat -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" -n bonjour "</text:p>
            <text:p><text:span text:style-name="T15">$&gt;</text:span> echo $HOLA</text:p>
          </table:table-cell>
          <table:table-cell table:style-name="ce53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"bonjour "/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onjour /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'"'</text:p>
            <text:p><text:span text:style-name="T15">$&gt;</text:span> echo " $HOLA " | cat -e</text:p>
          </table:table-cell>
          <table:table-cell table:style-name="ce5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" 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at</text:p>
            <text:p><text:span text:style-name="T15">$&gt;</text:span> c$HOLA Makefil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16">[cela affiche le Makefile]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xport "" HOL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30" office:value-type="string" calcext:value-type="string">
            <text:p><text:span text:style-name="T15">$&gt;</text:span> export HOLA="cat Makefile | grep NAME"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6" office:value-type="string" calcext:value-type="string">
            <text:p>cat Makefile | grep NA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30" office:value-type="string" calcext:value-type="string">
            <text:p><text:span text:style-name="T15">$&gt;</text:span> export HOLA=hey</text:p>
            <text:p><text:span text:style-name="T15">$&gt;</text:span> echo $HOLA$HOLA$HOLA=hey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eyheyhey=heyhey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0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$HOLA | cat -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 hey$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0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"""$HOLA""" | cat -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onjour hey $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0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wesh"$HOLA" | cat -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wesh bonjour hey $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0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wesh""$HOLA.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wesh bonjour hey 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50" office:value-type="string" calcext:value-type="string">
            <text:p>/!\ Bien supprimer les espaces en trop au debut et a la fin du string d'export</text:p>
          </table:table-cell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wesh$""HOLA.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weshHOLA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 bonjour hey "</text:p>
            <text:p><text:span text:style-name="T15">$&gt;</text:span> echo wesh$"HOLA HOLA".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weshHOLA HOLA.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xport HOLA=" hola et $HOLA"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et bonjour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xport HOLA=' hola et $HOLA'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et $HOLA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30" office:value-type="string" calcext:value-type="string">
            <text:p><text:span text:style-name="T15">$&gt;</text:span> export HOLA=bonjour</text:p>
            <text:p><text:span text:style-name="T15">$&gt;</text:span> export HOLA=" hola et $HOLA"$HOLA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et bonjourbonjour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ls -l - a"</text:p>
            <text:p><text:span text:style-name="T15">$&gt;</text:span> echo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ls -l - a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3">
          <table:covered-table-cell/>
          <table:table-cell table:style-name="ce30" office:value-type="string" calcext:value-type="string">
            <text:p><text:span text:style-name="T15">$&gt;</text:span> export HOLA="s -la"</text:p>
            <text:p><text:span text:style-name="T15">$&gt;</text:span> l$HOLA</text:p>
          </table:table-cell>
          <table:table-cell table:style-name="ce53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total 16</text:span></text:p>
            <text:p><text:span text:style-name="T21">drwx------ 2 vietdu91 [...] .</text:span></text:p>
            <text:p><text:span text:style-name="T21">drwxrwxewt 51 root [...] ..</text:span></text:p>
            <text:p><text:span text:style-name="T21">-rwxr-xr-x 8 vietdu91 [...] crashtest.c</text:span></text:p>
            <text:p><text:span text:style-name="T21">[...]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s -la"</text:p>
            <text:p><text:span text:style-name="T15">$&gt;</text:span> l"$HOLA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ls -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s -la"</text:p>
            <text:p><text:span text:style-name="T15">$&gt;</text:span> l'$HOLA'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l$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l"</text:p>
            <text:p><text:span text:style-name="T15">$&gt;</text:span> $HOLAs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A="l"</text:p>
            <text:p><text:span text:style-name="T15">$&gt;</text:span> "$HOLA"s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export HOL=A=bonjour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=A=bonjou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"l"</text:p>
            <text:p><text:span text:style-name="T15">$&gt;</text:span> '$HOLA's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$HOLAs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=A=""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HOL=A=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TE+S=T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55" office:value-type="string" calcext:value-type="string">
            <text:p>bash: export: `TE+S=T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"="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55" office:value-type="string" calcext:value-type="string">
            <text:p>bash: export: `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''=''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55" office:value-type="string" calcext:value-type="string">
            <text:p>bash: export: `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="="=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55" office:value-type="string" calcext:value-type="string">
            <text:p>bash: export: `==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'='='='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31" office:value-type="string" calcext:value-type="string">
            <text:p>KO</text:p>
          </table:table-cell>
          <table:table-cell table:style-name="ce55" office:value-type="string" calcext:value-type="string">
            <text:p>bash: export: `===': not a valid identifier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$HOLA"BYE"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6" office:value-type="string" calcext:value-type="string">
            <text:p>bash: pBYEd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"$HOLA"'$BYE'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6" office:value-type="string" calcext:value-type="string">
            <text:p>bash: p$BYEd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"$HOLA""$BYE"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56" office:value-type="string" calcext:value-type="string">
            <text:p>/home/vietdu91/42_works/minishell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$"HOLA"$"BYE"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6" office:value-type="string" calcext:value-type="string">
            <text:p>bash: HOLABYEd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p</text:p>
            <text:p><text:span text:style-name="T15">$&gt;</text:span> export BYE=w</text:p>
            <text:p><text:span text:style-name="T15">$&gt;</text:span> $'HOLA'$'BYE'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6" office:value-type="string" calcext:value-type="string">
            <text:p>bash: HOLABYEd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HOLA=-n</text:p>
            <text:p><text:span text:style-name="T15">$&gt;</text:span> "echo $HOLA" hey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bash: echo -n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A=1 B=2 C=3 D=4 E=5 F=6 G=7 H=8</text:p>
            <text:p><text:span text:style-name="T15">$&gt;</text:span> echo "$A'$B"'$C"$D'$E'"$F'"'$G'$H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1'2$C"$D5"$F'7'8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nv</text:p>
            <text:p><text:span text:style-name="T15">$&gt;</text:span> unset HOLA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xport HOLA=bonjour</text:p>
            <text:p><text:span text:style-name="T15">$&gt;</text:span> env</text:p>
            <text:p><text:span text:style-name="T15">$&gt;</text:span> unset HOLA</text:p>
            <text:p><text:span text:style-name="T15">$&gt;</text:span> unset HOLA</text:p>
            <text:p><text:span text:style-name="T15">$&gt;</text:span> env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unset PATH</text:p>
            <text:p><text:span text:style-name="T15">$&gt;</text:span> echo $PATH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43" office:value-type="string" calcext:value-type="string">
            <text:p/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unset PATH</text:p>
            <text:p><text:span text:style-name="T15">$&gt;</text:span> ls</text:p>
          </table:table-cell>
          <table:table-cell table:style-name="ce5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ls: No such file or directory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58" office:value-type="string" calcext:value-type="string">
            <text:p><text:span text:style-name="T22">$&gt;</text:span><text:span text:style-name="T23"> unset ""</text:span></text:p>
          </table:table-cell>
          <table:table-cell table:style-name="ce5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55" office:value-type="string" calcext:value-type="string">
            <text:p>bash: unset: `': not a valid identifier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unset INEXISTAN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59" office:value-type="float" office:value="0" calcext:value-type="float">
            <text:p>0</text:p>
          </table:table-cell>
          <table:table-cell table:style-name="ce16" office:value-type="string" calcext:value-type="string">
            <text:p>Cas où la variable n'existe pas</text:p>
          </table:table-cell>
          <table:table-cell table:number-columns-repeated="1014"/>
        </table:table-row>
        <table:table-row table:style-name="ro10">
          <table:table-cell table:style-name="ce52"/>
          <table:table-cell table:style-name="ce19" office:value-type="string" calcext:value-type="string">
            <text:p><text:span text:style-name="T15">$&gt;</text:span> unset PWD</text:p>
            <text:p><text:span text:style-name="T15">$&gt;</text:span> env | grep PWD</text:p>
            <text:p><text:span text:style-name="T15">$&gt;</text:span> pw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  <text:p>$&gt;</text:p>
            <text:p><text:span text:style-name="T21">/home/vietdu91/42_works/minishell</text:span></text:p>
            <text:p>$&gt;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2">
          <table:table-cell table:style-name="ce52"/>
          <table:table-cell table:style-name="ce19" office:value-type="string" calcext:value-type="string">
            <text:p><text:span text:style-name="T15">$&gt; </text:span>pwd</text:p>
            <text:p><text:span text:style-name="T15">$&gt;</text:span> unset PWD</text:p>
            <text:p><text:span text:style-name="T15">$&gt;</text:span> env | grep PWD</text:p>
            <text:p><text:span text:style-name="T15">$&gt;</text:span> cd $PWD</text:p>
            <text:p><text:span text:style-name="T15">$&gt;</text:span> pw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  <text:p>$&gt;</text:p>
            <text:p>$&gt;</text:p>
            <text:p><text:span text:style-name="T21">/home/vietdu91</text:span></text:p>
          </table:table-cell>
          <table:table-cell table:style-name="ce1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OLDPWD</text:p>
            <text:p><text:span text:style-name="T15">$&gt;</text:span> env | grep OLDPW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  <text:p>$&gt;</text:p>
          </table:table-cell>
          <table:table-cell table:style-name="ce59" office:value-type="string" calcext:value-type="string">
            <text:p>0</text:p>
            <text:p>1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9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9HOLA': not a valid identifier</text:p>
            <text:p>$&gt;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A9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59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HOL?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?A': not a valid identifier</text:p>
            <text:p>$&gt;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HOLA HOL?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?A': not a valid identifier</text:p>
            <text:p>$&gt;</text:p>
          </table:table-cell>
          <table:table-cell table:style-name="ce59" office:value-type="float" office:value="1" calcext:value-type="float">
            <text:p>1</text:p>
          </table:table-cell>
          <table:table-cell table:style-name="ce16" office:value-type="string" calcext:value-type="string">
            <text:p>Il unset bien HOLA</text:p>
          </table:table-cell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HOL?A 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?A': not a valid identifier</text:p>
            <text:p>$&gt;</text:p>
          </table:table-cell>
          <table:table-cell table:style-name="ce59" office:value-type="float" office:value="1" calcext:value-type="float">
            <text:p>1</text:p>
          </table:table-cell>
          <table:table-cell table:style-name="ce16" office:value-type="string" calcext:value-type="string">
            <text:p>Il unset bien HOLA</text:p>
          </table:table-cell>
          <table:table-cell table:number-columns-repeated="1014"/>
        </table:table-row>
        <table:table-row table:style-name="ro7">
          <table:table-cell table:style-name="ce52"/>
          <table:table-cell table:style-name="ce19" office:value-type="string" calcext:value-type="string">
            <text:p><text:span text:style-name="T15">$&gt;</text:span> unset HOL?A HOL.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?A': not a valid identifier</text:p>
            <text:p>bash: unset: `HOL.A': not a valid identifier</text:p>
            <text:p>$&gt;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HOLA=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A=': not a valid identifier</text:p>
            <text:p>$&gt;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9">
          <table:table-cell table:style-name="ce52"/>
          <table:table-cell table:style-name="ce19" office:value-type="string" calcext:value-type="string">
            <text:p><text:span text:style-name="T15">$&gt;</text:span> unset HOL\\\\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unset: `HOL\\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9">
          <table:table-cell table:style-name="ce52"/>
          <table:table-cell table:style-name="ce19" office:value-type="string" calcext:value-type="string">
            <text:p><text:span text:style-name="T15">$&gt;</text:span> unset HOL;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A: command not found</text:p>
          </table:table-cell>
          <table:table-cell table:style-name="ce59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.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.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+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+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=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=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{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{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}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}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-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-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-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unset: -H: invalid option</text:p>
          </table:table-cell>
          <table:table-cell table:style-name="ce59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_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59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_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59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A_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59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*A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*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#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#A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$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0" office:value-type="string" calcext:value-type="string">
            <text:p>Il va unset le contenu de $HOLA, c'est-a-dire la variable bonjour</text:p>
          </table:table-cell>
          <table:table-cell table:number-columns-repeated="1014"/>
        </table:table-row>
        <table:table-row table:style-name="ro7">
          <table:table-cell table:style-name="ce52"/>
          <table:table-cell table:style-name="ce19" office:value-type="string" calcext:value-type="string">
            <text:p><text:span text:style-name="T15">$&gt;</text:span> unset $PW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unset: `<text:span text:style-name="T21">/home/vietdu91/42_works/minishell</text:span>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@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@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!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!A: event not found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^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HOL^A': not a valid identifier</text:p>
          </table:table-cell>
          <table:table-cell table:style-name="ce18" office:value-type="float" office:value="1" calcext:value-type="float">
            <text:p>1</text:p>
          </table:table-cell>
          <table:table-cell table:style-name="ce50"/>
          <table:table-cell table:number-columns-repeated="1014"/>
        </table:table-row>
        <table:table-row table:style-name="ro7">
          <table:table-cell table:style-name="ce52"/>
          <table:table-cell table:style-name="ce19" office:value-type="string" calcext:value-type="string">
            <text:p><text:span text:style-name="T15">$&gt;</text:span> unset HOL$?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0" office:value-type="string" calcext:value-type="string">
            <text:p>Unset prend en compte le contenu de $?, c'est-a-dire qu'il lit HOL0A ou HOL127A</text:p>
          </table:table-cell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HOL\~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unset: `HOL~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"" HOLA</text:p>
            <text:p><text:span text:style-name="T15">$&gt; </text:span>env | grep 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  <text:p>$&gt;</text:p>
          </table:table-cell>
          <table:table-cell table:style-name="ce18" office:value-type="string" calcext:value-type="string">
            <text:p>0</text:p>
            <text:p>1</text:p>
          </table:table-cell>
          <table:table-cell table:style-name="ce16" office:value-type="string" calcext:value-type="string">
            <text:p>HOLA sera quand meme unset !!</text:p>
          </table:table-cell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PATH</text:p>
            <text:p><text:span text:style-name="T15">$&gt;</text:span> echo $PATH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  <text:p>$&gt;</text:p>
          </table:table-cell>
          <table:table-cell table:style-name="ce59" office:value-type="string" calcext:value-type="string"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unset PATH</text:p>
            <text:p><text:span text:style-name="T15">$&gt; </text:span>cat Makefil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cat: No such file or directory</text:p>
            <text:p>$&gt;</text:p>
          </table:table-cell>
          <table:table-cell table:style-name="ce59" office:value-type="string" calcext:value-type="string">
            <text:p>0</text:p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=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=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======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======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++++++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unset: `++++++': not a valid identifier</text:p>
          </table:table-cell>
          <table:table-cell table:style-name="ce59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_______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18"/>
          <table:table-cell table:style-name="ce19" office:value-type="string" calcext:value-type="string">
            <text:p><text:span text:style-name="T15">$&gt;</text:span> unset expor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echo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pw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c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unse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2"/>
          <table:table-cell table:style-name="ce19" office:value-type="string" calcext:value-type="string">
            <text:p><text:span text:style-name="T15">$&gt;</text:span> unset sudo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52"/>
          <table:table-cell table:style-name="ce19" office:value-type="string" calcext:value-type="string">
            <text:p><text:span text:style-name="T15">$&gt;</text:span> export hola | unset hola | echo $?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0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104" office:value-type="string" calcext:value-type="string" table:number-columns-spanned="1" table:number-rows-spanned="4">
            <text:p>FICHIERS BINAIRES 0️⃣ 1️⃣</text:p>
          </table:table-cell>
          <table:table-cell table:style-name="ce19" office:value-type="string" calcext:value-type="string">
            <text:p><text:span text:style-name="T15">$&gt;</text:span> /bin/echo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/bin/echo Hola Que Tal</text:p>
          </table:table-cell>
          <table:table-cell table:style-name="ce3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/bin/env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...</text:p>
            <text:p>PATH=...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/bin/cd <text:span text:style-name="T21">Desktop</text:span>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/bin/cd: No such file or directory</text:p>
          </table:table-cell>
          <table:table-cell table:style-name="ce28" office:value-type="float" office:value="127" calcext:value-type="float">
            <text:p>127</text:p>
          </table:table-cell>
          <table:table-cell table:style-name="ce29"/>
          <table:table-cell table:number-columns-repeated="1014"/>
        </table:table-row>
        <table:table-row table:style-name="ro12">
          <table:table-cell table:style-name="ce110" office:value-type="string" calcext:value-type="string" table:number-columns-spanned="1" table:number-rows-spanned="2">
            <text:p>HISTORIQUE <text:span text:style-name="T11">🏦</text:span></text:p>
          </table:table-cell>
          <table:table-cell table:style-name="ce10" office:value-type="string" calcext:value-type="string">
            <text:p><text:span text:style-name="T15">$&gt;</text:span> history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...</text:p>
            <text:p>558 echo $?</text:p>
            <text:p>559 clear</text:p>
            <text:p>560 history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Affiche les 500 dernières commandes</text:p>
          </table:table-cell>
          <table:table-cell table:number-columns-repeated="1014"/>
        </table:table-row>
        <table:table-row table:style-name="ro14">
          <table:covered-table-cell/>
          <table:table-cell table:style-name="ce10" office:value-type="string" calcext:value-type="string">
            <text:p><text:span text:style-name="T15">$&gt;</text:span> [<text:span text:style-name="T16">touche du haut</text:span>]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0" office:value-type="string" calcext:value-type="string">
            <text:p><text:span text:style-name="T15">$&gt;</text:span> clear</text:p>
          </table:table-cell>
          <table:table-cell table:style-name="ce18" office:value-type="string" calcext:value-type="string">
            <text:p>/</text:p>
          </table:table-cell>
          <table:table-cell table:style-name="ce16" office:value-type="string" calcext:value-type="string">
            <text:p>Defile l'historique</text:p>
          </table:table-cell>
          <table:table-cell table:number-columns-repeated="1014"/>
        </table:table-row>
        <table:table-row table:style-name="ro8">
          <table:table-cell table:style-name="ce104" office:value-type="string" calcext:value-type="string" table:number-columns-spanned="1" table:number-rows-spanned="71">
            <text:p>CD 💿 PWD</text:p>
          </table:table-cell>
          <table:table-cell table:style-name="ce19" office:value-type="string" calcext:value-type="string">
            <text:p><text:span text:style-name="T15">$&gt;</text:span> pw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Retourne $PWD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hola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./hola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hola que tal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-p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bash: pwd: -p: invalid option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--p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bash: pwd: --: invalid option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---p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bash: pwd: --: invalid option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-- p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pwd pw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N'affiche qu'une foi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ls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ls env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c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On doit se retrouver dans le dossier défini par $HOME</text:p>
            <text:p><text:span text:style-name="T25">/home/vietdu91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.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L'user reste dans le même dossier</text:p>
            <text:p><text:span text:style-name="T25">/home/vietdu91/42_works/minishell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/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/././.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/./././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..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On se retrouve au dossier précédent</text:p>
            <text:p><text:span text:style-name="T25">/home/vietdu91/42_works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..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/home/vietdu91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.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./././.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<text:span text:style-name="T21">srcs</text:span>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<text:span text:style-name="T21">srcs objs</text:span>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cd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'<text:span text:style-name="T21">srcs</text:span>'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"<text:span text:style-name="T21">srcs</text:span>"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/etc'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avec les double quotes</text:p>
            <text:p><text:span text:style-name="T25">/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/e'tc'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etc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/e"tc"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etc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<text:span text:style-name="T21">sr</text:span>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cd: <text:span text:style-name="T21">sr</text:span>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<text:span text:style-name="T21">Makefile</text:span>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cd: <text:span text:style-name="T21">Makefile</text:span>: Not a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2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<text:span text:style-name="T21">minishell</text:span>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../../../../../../..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d .././../.././../bin/ls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cd: .././../.././../bin/l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/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/'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avec les double quotes</text:p>
            <text:p><text:span text:style-name="T25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/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/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//'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/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avec les double quotes</text:p>
            <text:p><text:span text:style-name="T25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//</text:p>
            <text:p><text:span text:style-name="T15">$&gt;</text:span> pw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///////</text:p>
            <text:p><text:span text:style-name="T15">$&gt;</text:span> pw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////////'</text:p>
            <text:p><text:span text:style-name="T15">$&gt;</text:span> pw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/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Marche aussi avec les double quotes</text:p>
            <text:p><text:span text:style-name="T25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<text:span text:style-name="T21">minishell</text:span>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bash: cd: <text:span text:style-name="T21">/minishell</text:span>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</text:p>
            <text:p><text:span text:style-name="T15">$&gt;</text:span> cd ..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_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cd: _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d -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Retourne à $OLD_PWD</text:p>
            <text:p>$OLD_PWD et $PWD sont inversés</text:p>
            <text:p><text:span text:style-name="T25">/home/vietdu91/42_works/minishell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d --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string" calcext:value-type="string">
            <text:p>Retourne à $HOME</text:p>
            <text:p>$OLD_PWD et $PWD sont inversés</text:p>
            <text:p><text:span text:style-name="T25">/home/vietdu91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---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cd: --: invalid option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63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$HOME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$HOME $HOME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bash: cd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3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$HOME/<text:span text:style-name="T21">42_works</text:span>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"$PWD/<text:span text:style-name="T21">srcs</text:span>"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'$PWD/<text:span text:style-name="T21">srcs</text:span>'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cd: $PWD<text:span text:style-name="T21">/srcs</text:span>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unset HOME</text:p>
            <text:p><text:span text:style-name="T15">$&gt;</text:span> cd $HOME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bash: cd: HOME not set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unset HOME</text:p>
            <text:p><text:span text:style-name="T15">$&gt;</text:span> export HOME=</text:p>
            <text:p><text:span text:style-name="T15">$&gt;</text:span> c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44" office:value-type="string" calcext:value-type="string">
            <text:p>DIF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unset HOME</text:p>
            <text:p><text:span text:style-name="T15">$&gt;</text:span> export HOME</text:p>
            <text:p><text:span text:style-name="T15">$&gt;</text:span> c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bash: cd: HOME not set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cd <text:span text:style-name="T21">minishell Docs crashtest.c</text:span></text:p>
          </table:table-cell>
          <table:table-cell table:style-name="ce64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19" office:value-type="string" calcext:value-type="string">
            <text:p>bash: cd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 | echo $?</text:p>
            <text:p><text:span text:style-name="T15">$&gt;</text:span> pwd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0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cd ~</text:p>
          </table:table-cell>
          <table:table-cell table:style-name="ce6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</text:p>
          </table:table-cell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cd ~/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~/ | echo $?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0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67" office:value-type="string" calcext:value-type="string">
            <text:p>[BONUS] <text:span text:style-name="T32">S'il n'y a qu'un seul </text:span><text:span text:style-name="T33">dossier</text:span><text:span text:style-name="T34"> et rien d'autre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<text:span text:style-name="T21">minishell</text:span>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67" office:value-type="string" calcext:value-type="string">
            <text:p>[BONUS] <text:span text:style-name="T32">S'il n'y a qu'un seul </text:span><text:span text:style-name="T33">fichier</text:span><text:span text:style-name="T34"> et rien d'autre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cd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[BONUS] <text:span text:style-name="T32">S'il y au moins deux éléments</text:span>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mkdir a/b</text:p>
            <text:p><text:span text:style-name="T15">$&gt;</text:span> cd a/b</text:p>
            <text:p><text:span text:style-name="T15">$&gt;</text:span> rm -r ../../a</text:p>
            <text:p><text:span text:style-name="T15">$&gt;</text:span> cd ..</text:p>
          </table:table-cell>
          <table:table-cell table:style-name="ce68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30" office:value-type="string" calcext:value-type="string">
            <text:p>chdir: error retrieving current directory: getcwd: cannot access parent directorie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mkdir a/b</text:p>
            <text:p><text:span text:style-name="T15">$&gt;</text:span> cd a/b</text:p>
            <text:p><text:span text:style-name="T15">$&gt;</text:span> rm -r ../../a</text:p>
            <text:p><text:span text:style-name="T15">$&gt;</text:span> pwd</text:p>
          </table:table-cell>
          <table:table-cell table:style-name="ce68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30" office:value-type="string" calcext:value-type="string">
            <text:p>pwd: error retrieving current directory: getcwd: cannot access parent directorie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mkdir a/b</text:p>
            <text:p><text:span text:style-name="T15">$&gt;</text:span> cd a/b</text:p>
            <text:p><text:span text:style-name="T15">$&gt;</text:span> rm -r ../../a</text:p>
            <text:p><text:span text:style-name="T15">$&gt;</text:span> echo $PWD</text:p>
            <text:p><text:span text:style-name="T15">$&gt;</text:span> echo $OLDPWD</text:p>
          </table:table-cell>
          <table:table-cell table:style-name="ce68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<text:span text:style-name="T21">/home/vietdu91/42_works/minishell/a/b</text:span></text:p>
            <text:p>$&gt;</text:p>
            <text:p><text:span text:style-name="T21">/home/vietdu91/42_works/minishell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mkdir a/b</text:p>
            <text:p><text:span text:style-name="T15">$&gt;</text:span> cd a/b</text:p>
            <text:p><text:span text:style-name="T15">$&gt;</text:span> rm -r ../../a</text:p>
            <text:p><text:span text:style-name="T15">$&gt;</text:span> cd</text:p>
            <text:p><text:span text:style-name="T15">$&gt;</text:span> echo $PWD</text:p>
            <text:p><text:span text:style-name="T15">$&gt;</text:span> echo $OLDPWD</text:p>
          </table:table-cell>
          <table:table-cell table:style-name="ce68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<text:span text:style-name="T21">/home</text:span></text:p>
            <text:p>$&gt;</text:p>
            <text:p><text:span text:style-name="T21">/home/vietdu91/42_works/minishell/a/b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mkdir a</text:p>
            <text:p><text:span text:style-name="T15">$&gt;</text:span> cd a</text:p>
            <text:p><text:span text:style-name="T15">$&gt;</text:span> rm -r ../a</text:p>
            <text:p><text:span text:style-name="T15">$&gt;</text:span> echo $PWD</text:p>
            <text:p><text:span text:style-name="T15">$&gt;</text:span> echo $OLDPWD</text:p>
          </table:table-cell>
          <table:table-cell table:style-name="ce68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<text:span text:style-name="T21">../../../home/vietdu91/42_works/minishell/a</text:span></text:p>
            <text:p>$&gt;</text:p>
            <text:p><text:span text:style-name="T21">../../../home/vietdu91/42_works/minishell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CDPATH=/</text:p>
            <text:p><text:span text:style-name="T15">$&gt;</text:span> cd $HOME/.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3" office:value-type="string" calcext:value-type="string">
            <text:p><text:span text:style-name="T35">A gerer ?</text:span></text:p>
            <text:p>/home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CDPATH=/</text:p>
            <text:p><text:span text:style-name="T15">$&gt;</text:span> cd <text:span text:style-name="T21">home/vietdu91</text:span>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3" office:value-type="string" calcext:value-type="string">
            <text:p><text:span text:style-name="T35">A gerer ?</text:span></text:p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CDPATH=./</text:p>
            <text:p><text:span text:style-name="T15">$&gt;</text:span> cd 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2" office:value-type="string" calcext:value-type="string">
            <text:p><text:span text:style-name="T35">A gerer ?</text:span></text:p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CDPATH=./</text:p>
            <text:p><text:span text:style-name="T15">$&gt;</text:span> cd .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62" office:value-type="string" calcext:value-type="string">
            <text:p><text:span text:style-name="T35">A gerer ?</text:span></text:p>
            <text:p>/home/vietdu91/42_works</text:p>
          </table:table-cell>
          <table:table-cell table:number-columns-repeated="1014"/>
        </table:table-row>
        <table:table-row table:style-name="ro7">
          <table:table-cell table:style-name="ce110" office:value-type="string" calcext:value-type="string" table:number-columns-spanned="1" table:number-rows-spanned="14">
            <text:p>BÂTARDS <text:span text:style-name="T13">🖕</text:span></text:p>
          </table:table-cell>
          <table:table-cell table:style-name="ce10" office:value-type="string" calcext:value-type="string">
            <text:p><text:span text:style-name="T20">$&gt;</text:span> chmod 000 minishell</text:p>
            <text:p><text:span text:style-name="T20">$&gt;</text:span> ./minishell</text:p>
          </table:table-cell>
          <table:table-cell table:style-name="ce68" office:value-type="string" calcext:value-type="string">
            <text:p>messag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./minishell : Permission denied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hola</text:p>
          </table:table-cell>
          <table:table-cell table:style-name="ce69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dif</text:p>
          </table:table-cell>
          <table:table-cell table:style-name="ce30" office:value-type="string" calcext:value-type="string">
            <text:p>ls: cannot access 'hola': No such file or directory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./Makefile</text:p>
          </table:table-cell>
          <table:table-cell table:style-name="ce68" office:value-type="string" calcext:value-type="string">
            <text:p>messag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6" office:value-type="string" calcext:value-type="string">
            <text:p>bash: ./Makefile: Permission denied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./minishell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6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Relance le Minishell</text:p>
            <text:p>Il faut donc 2 fois exit pour exit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nv | grep SHLVL</text:p>
            <text:p><text:span text:style-name="T15">$&gt;</text:span> ./minishell</text:p>
            <text:p><text:span text:style-name="T15">$&gt;</text:span> env | grep SHLVL</text:p>
            <text:p><text:span text:style-name="T15">$&gt;</text:span> exit</text:p>
            <text:p><text:span text:style-name="T15">$&gt;</text:span> env | grep SHLVL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6" office:value-type="string" calcext:value-type="string">
            <text:p>$&gt;</text:p>
          </table:table-cell>
          <table:table-cell table:style-name="ce1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touch hola</text:p>
            <text:p><text:span text:style-name="T15">$&gt;</text:span> ./hola</text:p>
          </table:table-cell>
          <table:table-cell table:style-name="ce68" office:value-type="string" calcext:value-type="string">
            <text:p>message</text:p>
          </table:table-cell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./hola: Permission denied</text:p>
            <text:p>$&gt;</text:p>
          </table:table-cell>
          <table:table-cell table:style-name="ce18" office:value-type="float" office:value="126" calcext:value-type="float">
            <text:p>126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|"wc" -l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70" office:value-type="string" calcext:value-type="string">
            <text:p>66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|"wc "-l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wc -l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r 1 + 1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2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r $? + $?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<text:span text:style-name="T21">0</text:span>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 office:value-type="string" calcext:value-type="string">
            <text:p>Fait la somme de la valeur de $?</text:p>
          </table:table-cell>
          <table:table-cell table:number-columns-repeated="1014"/>
        </table:table-row>
        <table:table-row table:style-name="ro12">
          <table:covered-table-cell/>
          <table:table-cell table:style-name="ce10" office:value-type="string" calcext:value-type="string">
            <text:p><text:span text:style-name="T20">$&gt;</text:span> env -i ./minishell</text:p>
            <text:p><text:span text:style-name="T15">$&gt;</text:span> env</text:p>
          </table:table-cell>
          <table:table-cell table:style-name="ce11"/>
          <table:table-cell table:style-name="ce22" office:value-type="string" calcext:value-type="string">
            <text:p>NON GERE</text:p>
          </table:table-cell>
          <table:table-cell table:style-name="ce13"/>
          <table:table-cell table:style-name="ce14" office:value-type="string" calcext:value-type="string">
            <text:p>?</text:p>
          </table:table-cell>
          <table:table-cell table:style-name="ce15" office:value-type="string" calcext:value-type="string">
            <text:p>?</text:p>
          </table:table-cell>
          <table:table-cell table:style-name="ce30" office:value-type="string" calcext:value-type="string">
            <text:p>PWD=/mnt/nfs/homes/emtran/Desktop/42_minishell</text:p>
            <text:p>SHLVL=1</text:p>
            <text:p>_=/usr/bin/env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3">
          <table:covered-table-cell/>
          <table:table-cell table:style-name="ce10" office:value-type="string" calcext:value-type="string">
            <text:p><text:span text:style-name="T20">$&gt;</text:span> env -i ./minishell</text:p>
            <text:p><text:span text:style-name="T15">$&gt;</text:span> export</text:p>
          </table:table-cell>
          <table:table-cell table:style-name="ce11"/>
          <table:table-cell table:style-name="ce22" office:value-type="string" calcext:value-type="string">
            <text:p>NON GERE</text:p>
          </table:table-cell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export OLDPWD</text:p>
            <text:p>export PWD="/mnt/nfs/homes/emtran/Desktop/42_minishell"</text:p>
            <text:p>export SHLVL="1"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0" office:value-type="string" calcext:value-type="string">
            <text:p><text:span text:style-name="T20">$&gt;</text:span> env -i ./minishell</text:p>
            <text:p><text:span text:style-name="T15">$&gt;</text:span> cd</text:p>
          </table:table-cell>
          <table:table-cell table:style-name="ce11"/>
          <table:table-cell table:style-name="ce22" office:value-type="string" calcext:value-type="string">
            <text:p>NON GERE</text:p>
          </table:table-cell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cd: HOME not set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0" office:value-type="string" calcext:value-type="string">
            <text:p><text:span text:style-name="T20">$&gt;</text:span> env -i ./minishell</text:p>
            <text:p><text:span text:style-name="T15">$&gt;</text:span> cd ~</text:p>
          </table:table-cell>
          <table:table-cell table:number-columns-repeated="2" table:style-name="ce22" office:value-type="string" calcext:value-type="string">
            <text:p>NON GERE</text:p>
          </table:table-cell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1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table-cell table:style-name="ce104" office:value-type="string" calcext:value-type="string" table:number-columns-spanned="1" table:number-rows-spanned="46">
            <text:p>EXIT <text:s/>⛔</text:p>
          </table:table-cell>
          <table:table-cell table:style-name="ce19" office:value-type="string" calcext:value-type="string">
            <text:p><text:span text:style-name="T15">$&gt;</text:span> exit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exit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exit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hola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hola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hola que tal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hola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42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42" calcext:value-type="float">
            <text:p>4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000042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42" calcext:value-type="float">
            <text:p>4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666 666</text:p>
          </table:table-cell>
          <table:table-cell table:style-name="ce35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-666 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hola 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hola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666 666 666 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666 hola 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too many arguments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hola 666 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hola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259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3" calcext:value-type="float">
            <text:p>3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4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52" calcext:value-type="float">
            <text:p>25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42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14" calcext:value-type="float">
            <text:p>21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0000042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14" calcext:value-type="float">
            <text:p>21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259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53" calcext:value-type="float">
            <text:p>253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02" calcext:value-type="float">
            <text:p>10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+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0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+0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0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+42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42" calcext:value-type="float">
            <text:p>4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-69 -9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too many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--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--666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++++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++++666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++++++0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++++++0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------0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------0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"666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666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-666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02" calcext:value-type="float">
            <text:p>102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+666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'----666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----666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'++++666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++++666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6'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54" calcext:value-type="float">
            <text:p>154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2'66'32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8" calcext:value-type="float">
            <text:p>8</text:p>
          </table:table-cell>
          <table:table-cell table:style-name="ce29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"'666'"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'666'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it '"666"'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bash: exit: "666"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'666'"666"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70" calcext:value-type="float">
            <text:p>17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+'666'"666"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170" calcext:value-type="float">
            <text:p>17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'666'"666"666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86" calcext:value-type="float">
            <text:p>86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9223372036854775807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255" calcext:value-type="float">
            <text:p>255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it 9223372036854775808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72" office:value-type="string" calcext:value-type="string">
            <text:p>exit</text:p>
            <text:p>bash: exit: 9223372036854775808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it -9223372036854775808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8" office:value-type="string" calcext:value-type="string">
            <text:p>exit</text:p>
            <text:p><text:span text:style-name="T20">~/minishell</text:span> 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it -9223372036854775809</text:p>
          </table:table-cell>
          <table:table-cell table:style-name="ce2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72" office:value-type="string" calcext:value-type="string">
            <text:p>exit</text:p>
            <text:p>bash: exit: -9223372036854775809: numeric argument required</text:p>
            <text:p><text:span text:style-name="T20">~/minishell</text:span> 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13">
          <table:table-cell table:style-name="ce110" office:value-type="string" calcext:value-type="string" table:number-columns-spanned="1" table:number-rows-spanned="48">
            <text:p>PIPES <text:span text:style-name="T11">🚬</text:span></text:p>
          </table:table-cell>
          <table:table-cell table:style-name="ce19" office:value-type="string" calcext:value-type="string">
            <text:p><text:span text:style-name="T15">$&gt;</text:span> cat | cat | cat | ls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/>
            <text:p/>
            <text:p/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0" office:value-type="string" calcext:value-type="string">
            <text:p>Apparaît la ligne ls</text:p>
            <text:p>Et 3 retours à la ligne avec la touche Entrée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ls | exi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50" office:value-type="string" calcext:value-type="string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ls | exit 42</text:p>
          </table:table-cell>
          <table:table-cell table:style-name="ce73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42" calcext:value-type="float">
            <text:p>42</text:p>
          </table:table-cell>
          <table:table-cell table:style-name="ce16" office:value-type="string" calcext:value-type="string">
            <text:p>Ne fait rien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exit | ls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&gt; bonjour</text:p>
            <text:p><text:span text:style-name="T15">$&gt;</text:span> exit | cat -e 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&gt; bonjour</text:p>
            <text:p><text:span text:style-name="T15">$&gt;</text:span> cat -e bonjour | exit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| echo</text:p>
          </table:table-cell>
          <table:table-cell table:style-name="ce69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/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 echo que tal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que tal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| echo 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nv | echo 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oui | cat -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oui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oui | echo non | echo hola | grep oui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oui | echo non | echo hola | grep non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oui | echo non | echo hola | grep hola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| cat -e | cat -e | cat -e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$$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.. | echo "hola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4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/ | echo "hola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1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d .. | pwd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1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<text:span text:style-name="T15">$&gt;</text:span> ifconfig | grep ":"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docker0: flags=4099&lt;UP,BROADCAST,MULTICAST&gt; mtu 1500</text:p>
            <text:p>ether 02:42:27:cf:95:49 txqueuelen 0 (Ethernet)</text:p>
            <text:p>[...]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ifconfig | grep 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whoami | grep $USE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vietdu91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whoami | grep $USER &gt; /tmp/bonjour</text:p>
            <text:p><text:span text:style-name="T15">$&gt;</text:span> cat /tmp/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vietdu91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30" office:value-type="string" calcext:value-type="string">
            <text:p><text:span text:style-name="T15">$&gt;</text:span> whoami | cat -e | cat -e &gt; /tmp/bonjour</text:p>
            <text:p><text:span text:style-name="T15">$&gt;</text:span> cat /tmp/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<text:span text:style-name="T21">vietdu91</text:span>$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30" office:value-type="string" calcext:value-type="string">
            <text:p><text:span text:style-name="T15">$&gt;</text:span> whereis ls | cat -e | cat -e &gt; /tmp/bonjour</text:p>
            <text:p><text:span text:style-name="T15">$&gt;</text:span> cat /tmp/bonjour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ls: /usr/bin/ls /usr/share/man/man1/ls.1posix.gz /usr/share/man/man1/ls.1.gz$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| hola</text:p>
          </table:table-cell>
          <table:table-cell table:style-name="ce11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| ls hola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ls: cannot access 'hola': No such file or directory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| ls | hola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ls | hola | ls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30" office:value-type="string" calcext:value-type="string">
            <text:p>bash: hola: command not found</text:p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| ls | hola | rev</text:p>
          </table:table-cell>
          <table:table-cell table:style-name="ce17"/>
          <table:table-cell table:style-name="ce12"/>
          <table:table-cell table:style-name="ce13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OK</text:p>
          </table:table-cell>
          <table:table-cell table:style-name="ce19" office:value-type="string" calcext:value-type="string">
            <text:p>bash: hola: command not found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| ls | echo hola | re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aloh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ls -la | grep ".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total 16</text:span></text:p>
            <text:p><text:span text:style-name="T21">drwx------ 2 vietdu91 [...] .</text:span></text:p>
            <text:p><text:span text:style-name="T21">drwxrwxewt 51 root [...] ..</text:span></text:p>
            <text:p><text:span text:style-name="T21">-rwxr-xr-x 8 vietdu91 [...] crashtest.c</text:span></text:p>
            <text:p>[...]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Sort la commande entiere de ls -la</text:p>
          </table:table-cell>
          <table:table-cell table:number-columns-repeated="1014"/>
        </table:table-row>
        <table:table-row table:style-name="ro6">
          <table:covered-table-cell/>
          <table:table-cell table:style-name="ce19" office:value-type="string" calcext:value-type="string">
            <text:p><text:span text:style-name="T15">$&gt;</text:span> ls -la | grep "'.'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30" office:value-type="string" calcext:value-type="string">
            <text:p><text:span text:style-name="T15">$&gt;</text:span> echo test.c | cat -e| cat -e| cat -e| cat -e| cat -e| cat -e| cat -e| cat -e|cat -e|cat -e|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test.c$$$$$$$$$$$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1">
          <table:covered-table-cell/>
          <table:table-cell table:style-name="ce30" office:value-type="string" calcext:value-type="string">
            <text:p><text:span text:style-name="T15">$&gt;</text:span> ls|ls|ls|ls|ls|ls|ls|ls|ls|ls|ls|ls</text:p>
            <text:p>|ls|ls|ls|ls|ls|ls|ls|ls|ls|ls|ls|ls|ls|ls|ls|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cho hola | cat | cat | cat | cat | cat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| cat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||| ca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|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|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ech: command not found</text:p>
            <text:p>bash: o: command not found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Makefile | cat -e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[...]</text:p>
            <text:p><text:span text:style-name="T21">$$</text:span></text:p>
            <text:p><text:span text:style-name="T21">.PHONY: all clean fclean re$$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Makefile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objs/%.o: srcs/%.c$</text:span></text:p>
            <text:p><text:span text:style-name="T21">@norminette srcs/*$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cat Makefile | grep srcs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objs/%.o: srcs/%.c$</text:span></text:p>
            <text:p><text:span text:style-name="T21">@norminette srcs/*$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covered-table-cell/>
          <table:table-cell table:style-name="ce30" office:value-type="string" calcext:value-type="string">
            <text:p><text:span text:style-name="T15">$&gt;</text:span> cat Makefile | grep pr | head -n 5 | cd file_not_exis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cd: file_not_exist: No such file or directory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cat Makefile | grep pr | head -n 5 | hello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hello: command not found</text:p>
            <text:p>$&gt;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number-columns-repeated="1014"/>
        </table:table-row>
        <table:table-row table:style-name="ro8">
          <table:covered-table-cell/>
          <table:table-cell table:style-name="ce30" office:value-type="string" calcext:value-type="string">
            <text:p><text:span text:style-name="T15">$&gt;</text:span> export HOLA=bonjour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60"/>
          <table:table-cell table:style-name="ce30" office:value-type="string" calcext:value-type="string">
            <text:p><text:span text:style-name="T15">$&gt;</text:span> unset 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7">
          <table:table-cell table:style-name="ce60"/>
          <table:table-cell table:style-name="ce30" office:value-type="string" calcext:value-type="string">
            <text:p><text:span text:style-name="T15">$&gt;</text:span> export HOLA | echo hola</text:p>
            <text:p><text:span text:style-name="T15">$&gt;</text:span> env | grep PROU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8">
          <table:table-cell table:style-name="ce60"/>
          <table:table-cell table:style-name="ce30" office:value-type="string" calcext:value-type="string">
            <text:p><text:span text:style-name="T15">$&gt;</text:span> export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60"/>
          <table:table-cell table:style-name="ce30" office:value-type="string" calcext:value-type="string">
            <text:p><text:span text:style-name="T15">$&gt;</text:span> sleep 3 | sleep 3</text:p>
          </table:table-cell>
          <table:table-cell table:style-name="ce69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10">
          <table:table-cell table:style-name="ce60"/>
          <table:table-cell table:style-name="ce30" office:value-type="string" calcext:value-type="string">
            <text:p><text:span text:style-name="T15">$&gt;</text:span> time sleep 3 | sleep 3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real0m3.002s</text:p>
            <text:p>user0m0.003s</text:p>
            <text:p>sys0m0.001s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6">
          <table:table-cell table:style-name="ce60"/>
          <table:table-cell table:style-name="ce30" office:value-type="string" calcext:value-type="string">
            <text:p><text:span text:style-name="T15">$&gt;</text:span> sleep 3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6">
          <table:table-cell table:style-name="ce60"/>
          <table:table-cell table:style-name="ce30" office:value-type="string" calcext:value-type="string">
            <text:p><text:span text:style-name="T15">$&gt;</text:span> exit | sleep 3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7">
          <table:table-cell table:style-name="ce60"/>
          <table:table-cell table:style-name="ce19" office:value-type="string" calcext:value-type="string">
            <text:p><text:span text:style-name="T15">$&gt;</text:span> echo hola &gt; a</text:p>
            <text:p><text:span text:style-name="T15">$&gt;</text:span> &gt;&gt;b echo que tal</text:p>
            <text:p><text:span text:style-name="T15">$&gt;</text:span> cat a | &lt;b cat | cat &gt; c | cat</text:p>
          </table:table-cell>
          <table:table-cell table:style-name="ce69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16"/>
          <table:table-cell table:number-columns-repeated="1014"/>
        </table:table-row>
        <table:table-row table:style-name="ro10">
          <table:table-cell table:style-name="ce104" office:value-type="string" calcext:value-type="string" table:number-columns-spanned="1" table:number-rows-spanned="26">
            <text:p>&amp;&amp; <text:span text:style-name="T12">🍒</text:span> ||</text:p>
          </table:table-cell>
          <table:table-cell table:style-name="ce19" office:value-type="string" calcext:value-type="string">
            <text:p><text:span text:style-name="T15">$&gt;</text:span> pwd &amp;&amp;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/42_works/minishell</text:span></text:p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||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|| echo 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amp;&amp; echo bonjour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bonjour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bonjour ||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bonjour &amp;&amp;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</text:p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echo -n bonjour &amp;&amp; echo -n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hola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pwd &amp;&amp; ls &amp;&amp;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/42_works/minishell</text:span></text:p>
            <text:p><text:span text:style-name="T21">crashtest.c Docs Dockers Drawings Makefile minishell philosophers srcs test.c</text:span></text:p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pwd || ls &amp;&amp;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/42_works/minishell</text:span></text:p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pwd &amp;&amp; ls ||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/home/vietdu91/42_works/minishell</text:span></text:p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|| ls || echo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ls || export ""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xport "" ||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export: `': not a valid identifier</text:p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ls &amp;&amp; export ""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srcs test.c</text:span></text:p>
            <text:p>bash: export: `': not a valid identifier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xport "" &amp;&amp;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bash: export: `': not a valid identifier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|| 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9" office:value-type="string" calcext:value-type="string">
            <text:p>[BONUS] <text:span text:style-name="T32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 ||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9" office:value-type="string" calcext:value-type="string">
            <text:p>[BONUS] <text:span text:style-name="T32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&amp;&amp; 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9" office:value-type="string" calcext:value-type="string">
            <text:p>[BONUS] <text:span text:style-name="T32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; &amp;&amp;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</text:p>
            <text:p>unexpected token `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9" office:value-type="string" calcext:value-type="string">
            <text:p>[BONUS] <text:span text:style-name="T32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|| &lt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6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9" office:value-type="string" calcext:value-type="string">
            <text:p>[BONUS] <text:span text:style-name="T32">Marche pour les metacharacters &lt;&gt;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&amp;&amp; &lt;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9" office:value-type="string" calcext:value-type="string">
            <text:p>[BONUS] <text:span text:style-name="T32">Marche pour les metacharacters &lt;&gt;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| echo ||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/>
            <text:p/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cat | echo &amp;&amp;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/>
            <text:p/>
            <text:p><text:span text:style-name="T21">crashtest.c Docs Dockers Drawings Makefile minishell philosophers srcs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ls || cat | echo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ls &amp;&amp; cat | echo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/>
            <text:p/>
            <text:p><text:span text:style-name="T17">$&gt;</text:span>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export "" &amp;&amp; unset ""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export: `': not a valid identifier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table-cell table:style-name="ce110" office:value-type="string" calcext:value-type="string" table:number-columns-spanned="1" table:number-rows-spanned="38">
            <text:p>( PARENTHESES )</text:p>
          </table:table-cell>
          <table:table-cell table:style-name="ce19" office:value-type="string" calcext:value-type="string">
            <text:p><text:span text:style-name="T15">$&gt;</text:span> (ls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( ( ls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 ( ) ls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 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ls &amp;&amp; (ls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>crashtest.c Docs Dockers Drawings Makefile minishell philosophers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(ls &amp;&amp; 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( ( ls&amp;&amp;pwd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( ( ls ) &amp;&amp;pwd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(ls &amp;&amp; ( ( pwd )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srcs 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15">$&gt;</text:span> (ls &amp;&amp; pwd) &gt; hola</text:p>
            <text:p><text:span text:style-name="T15">$&gt;</text:span> ca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78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hola ls &amp;&amp;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<text:span text:style-name="T21">/home/vietdu91/42_works/minishell</text:span>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hola (ls &amp;&amp; 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19" office:value-type="string" calcext:value-type="string">
            <text:p>bash: syntax error near unexpected token `(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15">$&gt;</text:span> (&gt; pwd)</text:p>
            <text:p><text:span text:style-name="T15">$&gt;</text:span>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pwd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&lt; pwd)</text:p>
            <text:p><text:span text:style-name="T15">$&gt;</text:span> ls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 <text:span text:style-name="T32">Si pwd existe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&lt; 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wd: No such file or directory</text:p>
            <text:p>$&gt;</text:p>
          </table:table-cell>
          <table:table-cell table:style-name="ce18" office:value-type="float" office:value="1" calcext:value-type="float">
            <text:p>1</text:p>
          </table:table-cell>
          <table:table-cell table:style-name="ce75" office:value-type="string" calcext:value-type="string">
            <text:p>[BONUS] <text:span text:style-name="T32">Si pwd n'existe pas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 ( ( ( ( pwd) ) ) ) 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0" office:value-type="string" calcext:value-type="string">
            <text:p><text:span text:style-name="T21">/home/vietdu91/42_works/minishell</text:span>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)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 unexpected token `)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pwd (ls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19" office:value-type="string" calcext:value-type="string">
            <text:p>bash: syntax error near unexpected token `(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(ls||pwd)&amp;&amp;(ls||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crashtest.c Docs Dockers Drawings Makefile minishell philosophers pwd srcs test.c</text:p>
            <text:p>crashtest.c Docs Dockers Drawings Makefile minishell philosophers pwd srcs test.c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(lss||pwd)&amp;&amp;(lss||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<text:span text:style-name="T17">bash: lss: command not found</text:span></text:p>
            <text:p>/home/vietdu91/42_works/minishell</text:p>
            <text:p><text:span text:style-name="T17">bash: lss: command not found</text:span></text:p>
            <text:p>/home/vietdu91/42_works/minishell</text:p>
            <text:p><text:span text:style-name="T17">$&gt;</text:span>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(lss&amp;&amp;pwd)&amp;&amp;(lss&amp;&amp;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8" office:value-type="string" calcext:value-type="string">
            <text:p><text:span text:style-name="T17">bash: lss: command not found</text:span></text:p>
            <text:p><text:span text:style-name="T17">$&gt;</text:span></text:p>
          </table:table-cell>
          <table:table-cell table:style-name="ce18" office:value-type="float" office:value="127" calcext:value-type="float">
            <text:p>127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15">$&gt; </text:span>(ls &amp;&amp; pwd | wc) &gt; hola</text:p>
            <text:p><text:span text:style-name="T15">$&gt;</text:span> ca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78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15">$&gt; </text:span>(ls &amp;&amp; pwd | wc) &gt; hola</text:p>
            <text:p><text:span text:style-name="T15">$&gt;</text:span> (ls &amp;&amp; pwd | wc) &gt; hola</text:p>
            <text:p><text:span text:style-name="T15">$&gt;</text:span> ca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78" office:value-type="string" calcext:value-type="string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15">$&gt; </text:span>(ls &amp;&amp; pwd | wc) &gt;&gt; hola</text:p>
            <text:p><text:span text:style-name="T15">$&gt;</text:span> echo hey&amp;&amp;(ls &amp;&amp; pwd | wc) &gt; hola</text:p>
            <text:p><text:span text:style-name="T15">$&gt;</text:span> cat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78" office:value-type="string" calcext:value-type="string">
            <text:p><text:span text:style-name="T17">hey</text:span></text:p>
            <text:p><text:span text:style-name="T17">$&gt;</text:span></text:p>
            <text:p>crashtest.c</text:p>
            <text:p>Docs</text:p>
            <text:p>[...]</text:p>
            <text:p>srcs</text:p>
            <text:p>test.c</text:p>
            <text:p>1 1 34</text:p>
            <text:p>crashtest.c</text:p>
            <text:p>Docs</text:p>
            <text:p>[...]</text:p>
            <text:p>srcs</text:p>
            <text:p>test.c</text:p>
            <text:p>1 1 34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 </text:span>(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19" office:value-type="string" calcext:value-type="string"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 </text:span>(ls &amp;&amp; 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30" office:value-type="string" calcext:value-type="string">
            <text:p><text:span text:style-name="T21">crashtest.c Docs Dockers Drawings Makefile minishell philosophers pwd srcs test.c</text:span>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 </text:span>(ls -z || 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19" office:value-type="string" calcext:value-type="string">
            <text:p>ls: invalid option -- 'z'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ey &gt; hola</text:p>
            <text:p><text:span text:style-name="T15">$&gt;</text:span> (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19" office:value-type="string" calcext:value-type="string"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ey &gt; hola</text:p>
            <text:p><text:span text:style-name="T15">$&gt;</text:span> (ls &amp;&amp; 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30" office:value-type="string" calcext:value-type="string">
            <text:p><text:span text:style-name="T21">crashtest.c Docs Dockers Drawings Makefile minishell philosophers pwd srcs test.c</text:span>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ey &gt; hola</text:p>
            <text:p><text:span text:style-name="T15">$&gt;</text:span> (ls -z || pwd | wc) &lt; 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79"/>
          <table:table-cell table:style-name="ce19" office:value-type="string" calcext:value-type="string">
            <text:p>ls: invalid option -- 'z'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(ls -z || pwd &amp;&amp; ls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ls: invalid option -- 'z'</text:p>
            <text:p><text:span text:style-name="T21">/home/vietdu91/42_works/minishell</text:span></text:p>
            <text:p><text:span text:style-name="T21">crashtest.c Docs Dockers Drawings Makefile minishell philosophers pwd srcs test.c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30" office:value-type="string" calcext:value-type="string">
            <text:p><text:span text:style-name="T15">$&gt;</text:span> ls || (cat Makefile|grep srcs) &amp;&amp; (pwd|wc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pwd srcs test.c</text:span></text:p>
            <text:p><text:span text:style-name="T21">1 1 34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-z &amp;&amp; (ls) &amp;&amp; (pwd)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ls: invalid option -- 'z'</text:p>
            <text:p>$&gt;</text:p>
          </table:table-cell>
          <table:table-cell table:style-name="ce18" office:value-type="float" office:value="130" calcext:value-type="float">
            <text:p>13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8">
          <table:covered-table-cell/>
          <table:table-cell table:style-name="ce19" office:value-type="string" calcext:value-type="string">
            <text:p><text:span text:style-name="T15">$&gt;</text:span> (ls &gt; Docs/hey &amp;&amp; pwd) &gt; hola</text:p>
            <text:p><text:span text:style-name="T15">$&gt;</text:span> cat hola</text:p>
            <text:p><text:span text:style-name="T15">$&gt;</text:span> cat Docs/hey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1" office:value-type="string" calcext:value-type="string">
            <text:p><text:span text:style-name="T21">/home/vietdu91/42_works/minishell</text:span></text:p>
            <text:p><text:span text:style-name="T17">$&gt;</text:span></text:p>
            <text:p><text:span text:style-name="T21">crashtest.c</text:span></text:p>
            <text:p><text:span text:style-name="T21">Docs</text:span></text:p>
            <text:p><text:span text:style-name="T21">[...]</text:span></text:p>
            <text:p><text:span text:style-name="T21">srcs</text:span></text:p>
            <text:p><text:span text:style-name="T21">test.c</text:span>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8">
          <table:covered-table-cell/>
          <table:table-cell table:style-name="ce19" office:value-type="string" calcext:value-type="string">
            <text:p><text:span text:style-name="T15">$&gt;</text:span> ls &gt; Docs/hey &amp;&amp; pwd &gt; hola</text:p>
            <text:p><text:span text:style-name="T15">$&gt;</text:span> cat hola</text:p>
            <text:p><text:span text:style-name="T15">$&gt;</text:span> cat Docs/hey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2" office:value-type="string" calcext:value-type="string">
            <text:p><text:span text:style-name="T21">/home/vietdu91/42_works/minishell</text:span></text:p>
            <text:p><text:span text:style-name="T17">$&gt;</text:span></text:p>
            <text:p><text:span text:style-name="T21">crashtest.c</text:span></text:p>
            <text:p><text:span text:style-name="T21">Docs</text:span></text:p>
            <text:p><text:span text:style-name="T21">[...]</text:span></text:p>
            <text:p><text:span text:style-name="T21">srcs</text:span></text:p>
            <text:p><text:span text:style-name="T21">test.c</text:span></text:p>
            <text:p><text:span text:style-name="T17">$&gt;</text:span></text:p>
          </table:table-cell>
          <table:table-cell table:style-name="ce18" office:value-type="string" calcext:value-type="string">
            <text:p>0</text:p>
            <text:p>0</text:p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d ../.. &amp;&amp; pwd &amp;&amp;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</text:span></text:p>
            <text:p><text:span text:style-name="T21">/home/vietdu91/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(cd ../.. &amp;&amp; pwd) &amp;&amp;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</text:span></text:p>
            <text:p><text:span text:style-name="T21">/home/vietdu91/42_works/minishell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ls -z || cd ../../..&amp;&amp;pwd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3" office:value-type="string" calcext:value-type="string">
            <text:p>ls: invalid option -- 'z'</text:p>
            <text:p><text:span text:style-name="T21">/home/vietdu91</text:span></text:p>
            <text:p>$&gt;</text:p>
            <text:p><text:span text:style-name="T21">/home/vietdu91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ls -z || (cd ../../..&amp;&amp;pwd)</text:p>
            <text:p><text:span text:style-name="T15">$&gt;</text:span> pwd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83" office:value-type="string" calcext:value-type="string">
            <text:p>ls: invalid option -- 'z'</text:p>
            <text:p><text:span text:style-name="T21">/home/vietdu91</text:span></text:p>
            <text:p>$&gt;</text:p>
            <text:p><text:span text:style-name="T21">/home/vietdu91/42_works/minishell</text:span></text:p>
            <text:p>$&gt;</text:p>
          </table:table-cell>
          <table:table-cell table:style-name="ce18" office:value-type="string" calcext:value-type="string">
            <text:p>0</text:p>
            <text:p>0</text:p>
          </table:table-cell>
          <table:table-cell table:style-name="ce7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table-cell table:style-name="ce104" office:value-type="string" calcext:value-type="string" table:number-columns-spanned="1" table:number-rows-spanned="105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cat bonjour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que tal &gt;&gt; bonjour</text:p>
            <text:p><text:span text:style-name="T15">$&gt;</text:span> cat bonjour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que tal &gt;&gt; bonjour</text:p>
            <text:p><text:span text:style-name="T15">$&gt;</text:span> cat &lt; bonjour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hola</text:p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rm bonjour</text:p>
            <text:p><text:span text:style-name="T15">$&gt;</text:span> echo que tal &gt;&gt; bonjour</text:p>
            <text:p><text:span text:style-name="T15">$&gt;</text:span> cat &lt; bonjour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que tal &gt; bonjour</text:p>
            <text:p><text:span text:style-name="T15">$&gt;</text:span> cat 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 que tal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que tal &gt; /tmp/bonjour</text:p>
            <text:p><text:span text:style-name="T15">$&gt;</text:span> cat -e /tmp/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 que tal$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hey</text:p>
            <text:p><text:span text:style-name="T15">$&gt;</text:span> echo bonjour &gt; $HOLA</text:p>
            <text:p><text:span text:style-name="T15">$&gt;</text:span> echo $HOLA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 office:value-type="string" calcext:value-type="string">
            <text:p>Ne fait rien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whereis grep &gt; Docs/bonjour</text:p>
            <text:p><text:span text:style-name="T15">$&gt;</text:span> 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grep: /usr/bin/grep /usr/share/man/man1/grep.1.gz /usr/share/man/man1/grep.1posix.gz /usr/share/info/grep.info.gz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ls -la &gt; Docs/bonjour</text:p>
            <text:p><text:span text:style-name="T15">$&gt;</text:span> 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total 16</text:span></text:p>
            <text:p><text:span text:style-name="T21">drwx------ 2 vietdu91 [...] .</text:span></text:p>
            <text:p><text:span text:style-name="T21">drwxrwxewt 51 root [...] ..</text:span></text:p>
            <text:p><text:span text:style-name="T21">-rwxr-xr-x 8 vietdu91 [...] crashtest.c</text:span></text:p>
            <text:p>[...]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&gt;bonjour</text:p>
            <text:p><text:span text:style-name="T15">$&gt;</text:span> 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pwd &gt; bonjour</text:p>
            <text:p><text:span text:style-name="T15">$&gt;</text:span> 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<text:span text:style-name="T21">/home/vietdu91/42_works/minishell</text:span>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 &gt; bonjour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 unexpected token `&g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lt; &lt; bonjour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 unexpected token `&l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&gt;&g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syntax error near unexpected token `&g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bonjour echo hola</text:p>
            <text:p><text:span text:style-name="T15">$&gt;</text:span> 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gt; bonjour | echo hola</text:p>
            <text:p><text:span text:style-name="T15">$&gt;</text:span> 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prout hola &gt; bonjour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command not found</text:p>
            <text:p>$&gt;</text:p>
            <text:p>bonjour [...]</text:p>
          </table:table-cell>
          <table:table-cell table:style-name="ce28" office:value-type="string" calcext:value-type="string">
            <text:p>127</text:p>
            <text:p>0</text:p>
          </table:table-cell>
          <table:table-cell table:style-name="ce34" office:value-type="string" calcext:value-type="string">
            <text:p>Erreur mais file "bonjour" cree tout de meme</text:p>
          </table:table-cell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hello &gt;&gt; hello &gt;&gt; hello</text:p>
            <text:p><text:span text:style-name="T15">$&gt;</text:span> ls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hello</text:p>
            <text:p>$&gt;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hello &gt;&gt; hello &gt;&gt; hello</text:p>
            <text:p><text:span text:style-name="T15">$&gt;</text:span> echo hola &gt;&gt; hello</text:p>
            <text:p><text:span text:style-name="T15">$&gt;</text:span> cat &lt; hello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hello &gt;&gt; hello &gt;&gt; hello</text:p>
            <text:p><text:span text:style-name="T15">$&gt;</text:span> echo hola &gt;&gt; hello</text:p>
            <text:p><text:span text:style-name="T15">$&gt;</text:span> echo hola &gt; hello &gt;&gt; hello &gt;&gt; hello</text:p>
            <text:p><text:span text:style-name="T15">$&gt;</text:span> 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&gt; hello &gt;&gt; hello &gt; hello</text:p>
            <text:p><text:span text:style-name="T15">$&gt;</text:span> echo hola &gt;&gt; hello</text:p>
            <text:p><text:span text:style-name="T15">$&gt;</text:span> 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&gt; hello &gt;&gt; hello &gt; hello</text:p>
            <text:p><text:span text:style-name="T15">$&gt;</text:span> echo hola &gt;&gt; hello</text:p>
            <text:p><text:span text:style-name="T15">$&gt;</text:span> echo hola &gt;&gt; hello &gt;&gt; hello &gt; hello</text:p>
            <text:p><text:span text:style-name="T15">$&gt;</text:span> 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hello</text:p>
            <text:p><text:span text:style-name="T15">$&gt;</text:span> echo hola &gt;&gt; hello &gt;&gt; hello &gt;&gt; hello</text:p>
            <text:p><text:span text:style-name="T15">$&gt;</text:span> echo hola &gt;&gt; hello</text:p>
            <text:p><text:span text:style-name="T15">$&gt;</text:span> cat &lt; hello</text:p>
          </table:table-cell>
          <table:table-cell table:style-name="ce84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hola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hello</text:p>
            <text:p><text:span text:style-name="T15">$&gt;</text:span> echo hey &gt; bonjour</text:p>
            <text:p><text:span text:style-name="T15">$&gt;</text:span> echo &lt;bonjour &lt;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/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hello</text:p>
            <text:p><text:span text:style-name="T15">$&gt;</text:span> echo hey &gt; bonjour</text:p>
            <text:p><text:span text:style-name="T15">$&gt;</text:span> echo &lt;hello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/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 bonjour &gt;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 bonjour &gt; hello &gt;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 bonjour &gt; hello &gt;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&gt; bonjour &gt; hello 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5">
          <table:covered-table-cell/>
          <table:table-cell table:style-name="ce30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echo hola &gt;&gt; bonjour &gt;&gt; hello &gt;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3">
          <table:covered-table-cell/>
          <table:table-cell table:style-name="ce30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echo hola &gt;&gt; bonjour &gt;&gt; hello &gt;&gt; bonjour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hola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bonjour echo hola bonjour</text:p>
            <text:p><text:span text:style-name="T15">$&gt;</text:span> cat bonjour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 bonjour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3">
          <table:covered-table-cell/>
          <table:table-cell table:style-name="ce30" office:value-type="string" calcext:value-type="string">
            <text:p><text:span text:style-name="T15">$&gt;</text:span> &gt;bonjour echo &gt; hola&gt;bonjour&gt;hola&gt;&gt;bonjour&gt;hola hey &gt;bonjour hola &gt;hola</text:p>
            <text:p><text:span text:style-name="T15">$&gt;</text:span> cat bonjour</text:p>
            <text:p><text:span text:style-name="T15">$&gt; </text:span>cat hola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hey 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3">
          <table:covered-table-cell/>
          <table:table-cell table:style-name="ce30" office:value-type="string" calcext:value-type="string">
            <text:p><text:span text:style-name="T15">$&gt;</text:span> echo bonjour &gt; hola1</text:p>
            <text:p><text:span text:style-name="T15">$&gt;</text:span> echo hello &gt; hola2</text:p>
            <text:p><text:span text:style-name="T15">$&gt;</text:span> echo 2 &gt;hola1 &gt;&gt; hola2</text:p>
            <text:p><text:span text:style-name="T15">$&gt;</text:span> ls</text:p>
            <text:p><text:span text:style-name="T15">$&gt;</text:span> cat hola1</text:p>
            <text:p><text:span text:style-name="T15">$&gt;</text:span> cat hola2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1 hola2 [...]</text:p>
            <text:p>$&gt;</text:p>
            <text:p>$&gt;</text:p>
            <text:p>hello</text:p>
            <text:p>2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3">
          <table:covered-table-cell/>
          <table:table-cell table:style-name="ce30" office:value-type="string" calcext:value-type="string">
            <text:p><text:span text:style-name="T15">$&gt;</text:span> echo bonjour &gt; hola1</text:p>
            <text:p><text:span text:style-name="T15">$&gt;</text:span> echo hello &gt; hola2</text:p>
            <text:p><text:span text:style-name="T15">$&gt;</text:span> echo 2 &gt;&gt;hola1 &gt; hola2</text:p>
            <text:p><text:span text:style-name="T15">$&gt;</text:span> ls</text:p>
            <text:p><text:span text:style-name="T15">$&gt;</text:span> cat hola1</text:p>
            <text:p><text:span text:style-name="T15">$&gt;</text:span> cat hola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1 hola2 [...]</text:p>
            <text:p>$&gt;</text:p>
            <text:p>bonjour</text:p>
            <text:p>$&gt;</text:p>
            <text:p>2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 pwd</text:p>
            <text:p><text:span text:style-name="T15">$&gt;</text:span> ls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pwd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 pwd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pwd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 <text:span text:style-name="T21">Makefile</text:span> .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.: not enough arguments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4" office:value-type="string" calcext:value-type="string">
            <text:p>Voir pourquoi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pwd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pwd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srcs/pwd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srcs/pwd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../pwd</text:p>
          </table:table-cell>
          <table:table-cell table:style-name="ce85"/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../pwd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3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&gt;&gt;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syntax error near unexpected token `newline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34" office:value-type="string" calcext:value-type="string">
            <text:p>Marche aussi pour les autres operateurs de redirection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gt;&gt;&gt;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syntax error near unexpected token `&g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&gt;&gt; &lt;&lt;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syntax error near unexpected token `&lt;&l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gt;&gt; &gt; &gt;&gt; &lt;&lt; &gt;&gt;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77" office:value-type="string" calcext:value-type="string">
            <text:p>bash: syntax error near unexpected token `&gt;'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 ls</text:p>
          </table:table-cell>
          <table:table-cell table:style-name="ce8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l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&lt; ls &gt; ls</text:p>
          </table:table-cell>
          <table:table-cell table:style-name="ce8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ls: No such file or directory</text:p>
            <text:p>$&gt;</text:p>
          </table:table-cell>
          <table:table-cell table:style-name="ce2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&gt; ls1 &lt; ls2</text:p>
            <text:p><text:span text:style-name="T15">$&gt;</text:span> ls</text:p>
          </table:table-cell>
          <table:table-cell table:style-name="ce86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ls2: No such file or directory</text:p>
            <text:p>$&gt;</text:p>
            <text:p>ls1 [...]</text:p>
            <text:p>$&gt;</text:p>
          </table:table-cell>
          <table:table-cell table:style-name="ce28" office:value-type="string" calcext:value-type="string">
            <text:p>1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gt;&gt;hola</text:p>
            <text:p><text:span text:style-name="T15">$&gt;</text:span> cat hola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bonjour</text:p>
            <text:p><text:span text:style-name="T15">$&gt;</text:span> cat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&gt;bonjour</text:p>
            <text:p><text:span text:style-name="T15">$&gt;</text:span> cat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&gt; bonjour</text:p>
            <text:p><text:span text:style-name="T15">$&gt;</text:span> 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bonjour</text:p>
            <text:p><text:span text:style-name="T15">$&gt;</text:span> 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cat &lt; 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gt;srcs/bonjour</text:p>
            <text:p><text:span text:style-name="T15">$&gt;</text:span> cat &lt;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que tal &gt;&gt; bonjour</text:p>
            <text:p><text:span text:style-name="T15">$&gt;</text:span> cat &lt; 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rm bonjour</text:p>
            <text:p><text:span text:style-name="T15">$&gt;</text:span> echo que tal &gt;&gt; bonjour</text:p>
            <text:p><text:span text:style-name="T15">$&gt;</text:span> 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'c'"h"o hola &gt; bonjour</text:p>
            <text:p><text:span text:style-name="T15">$&gt;</text:span> cat 'bo'"n"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bonjour\ 1</text:p>
            <text:p><text:span text:style-name="T15">$&gt;</text:span> ls</text:p>
            <text:p><text:span text:style-name="T15">$&gt;</text:span> cat bonjour\ 1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 1' [...]</text:p>
            <text:p>$&gt;</text:p>
            <text:p>hola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bonjour hey</text:p>
            <text:p><text:span text:style-name="T15">$&gt;</text:span> ls</text:p>
            <text:p><text:span text:style-name="T15">$&gt;</text:span> cat bonjour</text:p>
            <text:p><text:span text:style-name="T15">$&gt;</text:span> cat hey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srcs/bonjour &gt;srcs/hello &lt;prout</text:p>
            <text:p><text:span text:style-name="T15">$&gt;</text:span> cat srcs/bonjour srcs/hello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 </text:span>rm srcs/bonjour srcs/hello</text:p>
            <text:p><text:span text:style-name="T15">$&gt;</text:span> &gt;srcs/bonjour &gt;srcs/hello &lt;prout</text:p>
            <text:p><text:span text:style-name="T15">$&gt;</text:span> ls srcs</text:p>
            <text:p><text:span text:style-name="T15">$&gt;</text:span> cat srcs/bonjour srcs/hello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 hello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srcs/bonjour &lt;prout 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 </text:span>rm srcs/bonjour srcs/hello</text:p>
            <text:p><text:span text:style-name="T15">$&gt;</text:span> &gt;srcs/bonjour &lt;prout &gt;srcs/hello</text:p>
            <text:p><text:span text:style-name="T15">$&gt;</text:span> ls srcs</text:p>
            <text:p><text:span text:style-name="T15">$&gt;</text:span> cat srcs/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../bonjour</text:p>
            <text:p><text:span text:style-name="T15">$&gt;</text:span> echo hey &gt; ../hello</text:p>
            <text:p><text:span text:style-name="T15">$&gt;</text:span> &gt;../bonjour &gt;../hello &lt;prout</text:p>
            <text:p><text:span text:style-name="T15">$&gt;</text:span> cat ../bonjour ../hello</text:p>
          </table:table-cell>
          <table:table-cell table:style-name="ce35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../bonjour</text:p>
            <text:p><text:span text:style-name="T15">$&gt;</text:span> echo hey &gt; ../hello</text:p>
            <text:p><text:span text:style-name="T15">$&gt; </text:span>rm ../bonjour ../hello</text:p>
            <text:p><text:span text:style-name="T15">$&gt;</text:span> &gt;../bonjour &gt;../hello &lt;prout</text:p>
            <text:p><text:span text:style-name="T15">$&gt;</text:span> ls ..</text:p>
            <text:p><text:span text:style-name="T15">$&gt;</text:span> cat ../bonjour ..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 hello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../bonjour</text:p>
            <text:p><text:span text:style-name="T15">$&gt;</text:span> echo hey &gt; ../hello</text:p>
            <text:p><text:span text:style-name="T15">$&gt;</text:span> &gt;../bonjour &lt;prout &gt;../hello</text:p>
            <text:p><text:span text:style-name="T15">$&gt;</text:span> cat ../bonjour</text:p>
            <text:p><text:span text:style-name="T15">$&gt;</text:span> cat ..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../bonjour</text:p>
            <text:p><text:span text:style-name="T15">$&gt;</text:span> echo hey &gt; ../hello</text:p>
            <text:p><text:span text:style-name="T15">$&gt; </text:span>rm ../bonjour ../hello</text:p>
            <text:p><text:span text:style-name="T15">$&gt;</text:span> &gt;../bonjour &lt;prout &gt;../hello</text:p>
            <text:p><text:span text:style-name="T15">$&gt;</text:span> ls ..</text:p>
            <text:p><text:span text:style-name="T15">$&gt;</text:span> cat ../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srcs/bonjour &gt;&gt;srcs/hello &lt;prout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&gt;srcs/bonjour &gt;srcs/hello &lt;prout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&gt;srcs/bonjour &gt;&gt;srcs/hello &lt;prout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srcs/bonjour &lt;prout &gt;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&gt;srcs/bonjour &lt;prout 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gt;&gt;srcs/bonjour &lt;prout &gt;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srcs/bonjour</text:p>
            <text:p><text:span text:style-name="T15">$&gt;</text:span> echo hey &gt; srcs/hello</text:p>
            <text:p><text:span text:style-name="T15">$&gt;</text:span> &lt;prout &gt;&gt;srcs/bonjour &gt;&gt;srcs/hello</text:p>
            <text:p><text:span text:style-name="T15">$&gt;</text:span> cat srcs/bonjour</text:p>
            <text:p><text:span text:style-name="T15">$&gt;</text:span> cat srcs/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&lt;bonjour &gt;hello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hola</text:p>
            <text:p>$&gt;</text:p>
            <text:p>&gt;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&gt;bonjour &gt;hello &lt; prout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rm bonjour hello</text:p>
            <text:p><text:span text:style-name="T15">$&gt;</text:span> &gt;bonjour &gt;hello &lt; prout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</text:span> &gt;bonjour &lt;prout hello</text:p>
            <text:p><text:span text:style-name="T15">$&gt;</text:span> cat bonjour</text:p>
            <text:p><text:span text:style-name="T15">$&gt;</text:span> cat hello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28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echo hey &gt; hello</text:p>
            <text:p><text:span text:style-name="T15">$&gt; </text:span>rm bonjour hello</text:p>
            <text:p><text:span text:style-name="T15">$&gt;</text:span> &gt;bonjour &lt;prout hello</text:p>
            <text:p><text:span text:style-name="T15">$&gt;</text:span> cat 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bash: prout: No such file or directory</text:p>
            <text:p>$&gt;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1</text:p>
            <text:p>0</text:p>
          </table:table-cell>
          <table:table-cell table:style-name="ce29" office:value-type="string" calcext:value-type="string">
            <text:p>Le fichier hello n'existe pas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cho hola &gt; bonjour</text:p>
            <text:p><text:span text:style-name="T15">$&gt;</text:span> &lt;bonjour cat | wc &gt; bonjour</text:p>
            <text:p><text:span text:style-name="T15">$&gt;</text:span> cat 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0 0 0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rm -f bonjour</text:p>
            <text:p><text:span text:style-name="T15">$&gt;</text:span> rm bonjour &gt; bonjour</text:p>
            <text:p><text:span text:style-name="T15">$&gt;</text:span> ls -l bonjour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ls: cannot access 'bonjour': No such file or directory</text:p>
          </table:table-cell>
          <table:table-cell table:style-name="ce28" office:value-type="string" calcext:value-type="string">
            <text:p>0</text:p>
            <text:p>0</text:p>
            <text:p>2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$HOLA</text:p>
            <text:p><text:span text:style-name="T15">$&gt;</text:span> ls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"$HOLA"</text:p>
            <text:p><text:span text:style-name="T15">$&gt;</text:span> ls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$"HOLA"</text:p>
            <text:p><text:span text:style-name="T15">$&gt;</text:span> ls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HOLA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$HOLA&gt;hey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hey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hey&gt;$HOLA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hey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export HOLA="bonjour hello"</text:p>
            <text:p><text:span text:style-name="T15">$&gt;</text:span> &gt;hey&gt;$HOLA&gt;hey&gt;hey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'bonjour hello' hey [...]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15">$&gt;</text:span> export A=hey</text:p>
            <text:p><text:span text:style-name="T15">$&gt;</text:span> export A B=Hola D E C="Que Tal"</text:p>
            <text:p><text:span text:style-name="T15">$&gt;</text:span> echo $PROUT$B$C &gt; /tmp/a &gt; /tmp/b &gt; /tmp/c</text:p>
            <text:p><text:span text:style-name="T15">$&gt;</text:span> cat /tmp/a</text:p>
            <text:p><text:span text:style-name="T15">$&gt;</text:span> cat /tmp/b</text:p>
            <text:p><text:span text:style-name="T15">$&gt; </text:span>cat /tmp/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30" office:value-type="string" calcext:value-type="string">
            <text:p>$&gt;</text:p>
            <text:p>$&gt;</text:p>
            <text:p>$&gt;</text:p>
            <text:p>HolaQue Tal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7">
          <table:covered-table-cell/>
          <table:table-cell table:style-name="ce87" office:value-type="string" calcext:value-type="string">
            <text:p><text:span text:style-name="T15">!!!!!</text:span> Contenu du fichier a : "Amour Tu es Horrible"</text:p>
            <text:p><text:span text:style-name="T24">!!!!!</text:span> Contenu du fichier b : "0123456789"</text:p>
            <text:p><text:span text:style-name="T25">!!!!!</text:span> Contenu du fichier c : "Prout"</text:p>
          </table:table-cell>
          <table:table-cell table:style-name="ce88" table:number-columns-repeated="6"/>
          <table:table-cell table:style-name="ce29" table:number-columns-repeated="2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a cat &lt;b &lt;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Prout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echo <text:s text:c="3"/>" <text:s text:c="2"/>hola <text:s text:c="3"/>bon <text:s text:c="2"/>" h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9">
          <table:covered-table-cell/>
          <table:table-cell table:style-name="ce19" office:value-type="string" calcext:value-type="string">
            <text:p><text:span text:style-name="T15">$&gt;</text:span> &gt;a ls &gt;b &gt;&gt;c &gt;d</text:p>
            <text:p><text:span text:style-name="T15">$&gt;</text:span> cat a</text:p>
            <text:p><text:span text:style-name="T15">$&gt;</text:span> cat b</text:p>
            <text:p><text:span text:style-name="T15">$&gt;</text:span> cat c</text:p>
            <text:p><text:span text:style-name="T15">$&gt;</text:span> cat 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$&gt;</text:p>
            <text:p>Prout</text:p>
            <text:p>$&gt;</text:p>
            <text:p><text:span text:style-name="T21">crashtest.c</text:span></text:p>
            <text:p><text:span text:style-name="T21">Docs</text:span></text:p>
            <text:p><text:span text:style-name="T21">[...]</text:span></text:p>
            <text:p><text:span text:style-name="T21">test.c</text:span>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9">
          <table:covered-table-cell/>
          <table:table-cell table:style-name="ce19" office:value-type="string" calcext:value-type="string">
            <text:p><text:span text:style-name="T15">$&gt;</text:span> &gt;a ls &gt;b &gt;&gt;c &gt;d</text:p>
            <text:p><text:span text:style-name="T15">$&gt;</text:span> cat a</text:p>
            <text:p><text:span text:style-name="T15">$&gt;</text:span> cat b</text:p>
            <text:p><text:span text:style-name="T15">$&gt;</text:span> cat c</text:p>
            <text:p><text:span text:style-name="T15">$&gt;</text:span> cat d</text:p>
          </table:table-cell>
          <table:table-cell table:style-name="ce3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$&gt;</text:p>
            <text:p>Prout</text:p>
            <text:p>$&gt;</text:p>
            <text:p><text:span text:style-name="T21">crashtest.c</text:span></text:p>
            <text:p><text:span text:style-name="T21">Docs</text:span></text:p>
            <text:p><text:span text:style-name="T21">[...]</text:span></text:p>
            <text:p><text:span text:style-name="T21">test.c</text:span>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echo hola &gt; a &gt; b &gt; c</text:p>
            <text:p><text:span text:style-name="T15">$&gt;</text:span> cat a</text:p>
            <text:p><text:span text:style-name="T15">$&gt;</text:span> cat b</text:p>
            <text:p><text:span text:style-name="T15">$&gt;</text:span> cat 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$&gt;</text:p>
            <text:p>hola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mkdir dir</text:p>
            <text:p><text:span text:style-name="T15">$&gt;</text:span> ls -la &gt; dir/bonjour</text:p>
            <text:p><text:span text:style-name="T15">$&gt;</text:span> cat dir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total 16</text:p>
            <text:p>drwx------ 2 vietdu91 [...] .</text:p>
            <text:p>drwxrwxewt 51 root [...] ..</text:p>
            <text:p>[...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a</text:p>
            <text:p><text:span text:style-name="T15">$&gt;</text:span> cat 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Amour Tu es Horrible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29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&gt;d cat &lt;a &gt;&gt;e</text:p>
            <text:p><text:span text:style-name="T15">$&gt;</text:span> cat a</text:p>
            <text:p><text:span text:style-name="T15">$&gt;</text:span> cat d</text:p>
            <text:p><text:span text:style-name="T15">$&gt;</text:span> cat 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$&gt;</text:p>
            <text:p>Amour</text:p>
            <text:p>$&gt;</text:p>
            <text:p>Amour</text:p>
            <text:p>$&gt;</text:p>
          </table:table-cell>
          <table:table-cell table:style-name="ce28" office:value-type="string" calcext:value-type="string">
            <text:p>0</text:p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lt; a &gt; b cat &gt; hey &gt;&gt; d</text:p>
            <text:p><text:span text:style-name="T15">$&gt;</text:span> cat d</text:p>
            <text:p><text:span text:style-name="T15">$&gt;</text:span> 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Amour Tu Es Horrible</text:p>
            <text:p>$&gt;</text:p>
            <text:p>[...] a b hey d</text:p>
          </table:table-cell>
          <table:table-cell table:style-name="ce28" office:value-type="string" calcext:value-type="string">
            <text:p>0</text:p>
            <text:p>0</text:p>
            <text:p>0</text:p>
          </table:table-cell>
          <table:table-cell table:style-name="ce34"/>
          <table:table-cell table:number-columns-repeated="1014"/>
        </table:table-row>
        <table:table-row table:style-name="ro10">
          <table:table-cell table:style-name="ce110" office:value-type="string" calcext:value-type="string" table:number-columns-spanned="1" table:number-rows-spanned="19">
            <text:p>HEREDOC <text:span text:style-name="T14">⏮️</text:span></text:p>
          </table:table-cell>
          <table:table-cell table:style-name="ce19" office:value-type="string" calcext:value-type="string">
            <text:p><text:span text:style-name="T15">$&gt;</text:span> cat 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$HOME</text:p>
            <text:p>&gt; hola</text:p>
            <text:p><text:span text:style-name="T21">/home/vietdu91</text:span>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&lt;&lt; 'hola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&lt;&lt;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&lt;&lt; ho"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cat &lt;&lt; $HOME</text:p>
          </table:table-cell>
          <table:table-cell table:style-name="ce11"/>
          <table:table-cell table:style-name="ce12"/>
          <table:table-cell table:style-name="ce89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/home/vietdu91</text:p>
            <text:p>&gt; $HO</text:p>
            <text:p>&gt; $HOME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8">
          <table:covered-table-cell/>
          <table:table-cell table:style-name="ce19" office:value-type="string" calcext:value-type="string">
            <text:p><text:span text:style-name="T15">$&gt;</text:span> cat &lt;&lt; hola &gt; bonjour</text:p>
            <text:p><text:span text:style-name="T15">$&gt;</text:span> cat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8">
          <table:covered-table-cell/>
          <table:table-cell table:style-name="ce19" office:value-type="string" calcext:value-type="string">
            <text:p><text:span text:style-name="T15">$&gt;</text:span> cat &lt;&lt; hola | rev</text:p>
          </table:table-cell>
          <table:table-cell table:style-name="ce69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<text:span text:style-name="T15">$&gt;</text:span> 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chola</text:p>
            <text:p>&gt; holache</text:p>
            <text:p>&gt; hola</text:p>
            <text:p>&gt; "hola"</text:p>
            <text:p>&gt; 'hola'</text:p>
            <text:p>&gt; 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&lt;&lt;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</text:p>
            <text:p>&gt;</text:p>
            <text:p>&gt; 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cat &lt;&lt;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table:style-name="ce91" office:value-type="string" calcext:value-type="string">
            <text:p>bash: syntax error near unexpected token `newline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5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15">$&gt;</text:span> cat &lt;&lt; prout &lt;&lt; lol &lt;&lt; koala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lol</text:p>
            <text:p>&gt; koa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15">$&gt;</text:span> prout &lt;&lt; lol &lt;&lt; cat &lt;&lt; koala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table:style-name="ce19" office:value-type="string" calcext:value-type="string">
            <text:p>&gt; prout</text:p>
            <text:p>&gt; lol</text:p>
            <text:p>&gt; cat</text:p>
            <text:p>&gt; koala</text:p>
            <text:p>bash: prout: command not found</text:p>
          </table:table-cell>
          <table:table-cell table:style-name="ce18" office:value-type="float" office:value="127" calcext:value-type="float">
            <text:p>127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&lt; $hola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table:style-name="ce55" office:value-type="string" calcext:value-type="string">
            <text:p>&gt; $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&lt; $"hola"$"b"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table:style-name="ce55" office:value-type="string" calcext:value-type="string">
            <text:p>&gt; holab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&lt;&lt; $"$hola"$$"b"</text:p>
          </table:table-cell>
          <table:table-cell table:style-name="ce90"/>
          <table:table-cell table:style-name="ce12"/>
          <table:table-cell table:style-name="ce13"/>
          <table:table-cell table:style-name="ce92"/>
          <table:table-cell table:style-name="ce15"/>
          <table:table-cell table:style-name="ce55" office:value-type="string" calcext:value-type="string">
            <text:p>&gt; $hola$$b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&lt;&lt; ho$la$"$a"$$"b"</text:p>
          </table:table-cell>
          <table:table-cell table:style-name="ce90"/>
          <table:table-cell table:style-name="ce12"/>
          <table:table-cell table:style-name="ce13"/>
          <table:table-cell table:style-name="ce92"/>
          <table:table-cell table:style-name="ce15"/>
          <table:table-cell table:style-name="ce55" office:value-type="string" calcext:value-type="string">
            <text:p>&gt; hola$a$$b</text:p>
            <text:p>&gt; ho$la$a$$nb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lt;&lt;&lt; bonjour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table:style-name="ce55" office:value-type="string" calcext:value-type="string">
            <text:p>hola</text:p>
            <text:p>$&gt;</text:p>
          </table:table-cell>
          <table:table-cell table:style-name="ce18" office:value-type="float" office:value="0" calcext:value-type="float">
            <text:p>0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lt;&lt;&lt;&lt; bonjour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table:style-name="ce55" office:value-type="string" calcext:value-type="string">
            <text:p>bash: syntax error near unexpected token `&l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5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echo hola &lt;&lt;&lt;&lt;&lt; bonjour</text:p>
          </table:table-cell>
          <table:table-cell table:style-name="ce90"/>
          <table:table-cell table:style-name="ce12"/>
          <table:table-cell table:style-name="ce13"/>
          <table:table-cell table:style-name="ce14"/>
          <table:table-cell table:style-name="ce15"/>
          <table:table-cell table:style-name="ce55" office:value-type="string" calcext:value-type="string">
            <text:p>bash: syntax error near unexpected token `&lt;&lt;'</text:p>
            <text:p>$&gt;</text:p>
          </table:table-cell>
          <table:table-cell table:style-name="ce18" office:value-type="float" office:value="2" calcext:value-type="float">
            <text:p>2</text:p>
          </table:table-cell>
          <table:table-cell table:style-name="ce75"/>
          <table:table-cell table:number-columns-repeated="1014"/>
        </table:table-row>
        <table:table-row table:style-name="ro18">
          <table:table-cell table:style-name="ce104" office:value-type="string" calcext:value-type="string" table:number-columns-spanned="1" table:number-rows-spanned="6">
            <text:p>WILDCARD ⭐</text:p>
          </table:table-cell>
          <table:table-cell table:style-name="ce19" office:value-type="string" calcext:value-type="string">
            <text:p><text:span text:style-name="T15">$&gt;</text:span> ls 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table:style-name="ce30" office:value-type="string" calcext:value-type="string">
            <text:p><text:span text:style-name="T21">crashtest.c Docs Dockers Drawings Makefile minishell philosophers test.c</text:span></text:p>
            <text:p/>
            <text:p><text:span text:style-name="T21">Docs:</text:span></text:p>
            <text:p><text:span text:style-name="T21">identite.pdf loyer.pdf</text:span></text:p>
            <text:p><text:span text:style-name="T21">srcs:</text:span></text:p>
            <text:p><text:span text:style-name="T21">main.c utils.c sor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ls *.*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table:style-name="ce30" office:value-type="string" calcext:value-type="string">
            <text:p><text:span text:style-name="T21">crashtest.c test.c</text:span>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15">$&gt;</text:span> ls *.hola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table:style-name="ce30" office:value-type="string" calcext:value-type="string">
            <text:p>ls: cannot access '*.hola' : No such file or directory</text:p>
            <text:p>$&gt;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M*le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table:style-name="ce19" office:value-type="string" calcext:value-type="string">
            <text:p>[<text:span text:style-name="T16">affiche le Makefile</text:span>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15">$&gt;</text:span> cat M*ee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table:style-name="ce10" office:value-type="string" calcext:value-type="string">
            <text:p>cat: 'M*ee': No such file or directory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15">$&gt;</text:span> cat Make*file</text:p>
          </table:table-cell>
          <table:table-cell table:style-name="ce22" office:value-type="string" calcext:value-type="string">
            <text:p>NON GERE</text:p>
          </table:table-cell>
          <table:table-cell table:style-name="ce12"/>
          <table:table-cell table:style-name="ce13"/>
          <table:table-cell table:style-name="ce92"/>
          <table:table-cell table:style-name="ce15"/>
          <table:table-cell table:style-name="ce19" office:value-type="string" calcext:value-type="string">
            <text:p>[<text:span text:style-name="T16">affiche le Makefile</text:span>]</text:p>
            <text:p>$&gt;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string" calcext:value-type="string">
            <text:p>[BONUS]</text:p>
          </table:table-cell>
          <table:table-cell table:number-columns-repeated="1014"/>
        </table:table-row>
        <table:table-row table:style-name="ro3" table:number-rows-repeated="104780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RC.$A$1" table:cell-range-address="RC.$D$23:RC.$G$768"/>
        </table:named-expressions>
      </table:table>
      <table:named-expressions/>
      <table:database-ranges>
        <table:database-range table:name="__Anonymous_Sheet_DB__0" table:target-range-address="RC.D23:RC.G76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docs-Ubuntu Mono&quot;" svg:font-family="'&quot;docs-Ubuntu Mono&quot;'"/>
    <style:font-face style:name="Arial" svg:font-family="Arial"/>
    <style:font-face style:name="Cantarell" svg:font-family="Cantarel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unito" svg:font-family="Nunito"/>
    <style:font-face style:name="Ubuntu Mono" svg:font-family="'Ubuntu Mono'"/>
    <style:font-face style:name="Ubuntu Mono,Arial" svg:font-family="'Ubuntu Mono,Arial'"/>
    <style:font-face style:name="Ubuntu Mono1" svg:font-family="'Ubuntu Mono1'"/>
    <style:font-face style:name="docs-Cantarell" svg:font-family="docs-Cantarell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11" number:language="ar" number:country="SA">
      <number:number number:decimal-places="2" number:min-decimal-places="2" number:min-integer-digits="1" number:grouping="true"/>
      <number:text> </number:text>
      <number:currency-symbol number:language="ar" number:country="SA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0000" style:vertical-align="automatic"/>
      <style:text-properties fo:color="#ffffff"/>
    </style:style>
  </office:styles>
  <office:automatic-styles>
    <style:page-layout style:name="Mpm1">
      <style:page-layout-properties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7-12T15:58:50.279635715</dc:date>
    <meta:editing-cycles>16</meta:editing-cycles>
    <meta:editing-duration>PT7H6M30S</meta:editing-duration>
    <meta:document-statistic meta:table-count="1" meta:cell-count="3985" meta:object-count="0"/>
  </office:meta>
</office:document-meta>
</file>